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82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3.137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302in"/>
    </style:style>
    <style:style style:name="co7" style:family="table-column">
      <style:table-column-properties fo:break-before="auto" style:column-width="0.2752in"/>
    </style:style>
    <style:style style:name="co8" style:family="table-column">
      <style:table-column-properties fo:break-before="auto" style:column-width="0.9846in"/>
    </style:style>
    <style:style style:name="co9" style:family="table-column">
      <style:table-column-properties fo:break-before="auto" style:column-width="1.3126in"/>
    </style:style>
    <style:style style:name="co10" style:family="table-column">
      <style:table-column-properties fo:break-before="auto" style:column-width="0.6882in"/>
    </style:style>
    <style:style style:name="co11" style:family="table-column">
      <style:table-column-properties fo:break-before="auto" style:column-width="1.2583in"/>
    </style:style>
    <style:style style:name="co12" style:family="table-column">
      <style:table-column-properties fo:break-before="auto" style:column-width="1.2146in"/>
    </style:style>
    <style:style style:name="co13" style:family="table-column">
      <style:table-column-properties fo:break-before="auto" style:column-width="1.5965in"/>
    </style:style>
    <style:style style:name="co14" style:family="table-column">
      <style:table-column-properties fo:break-before="auto" style:column-width="1.432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 tableooo:tab-color="#9900ff"/>
    </style:style>
    <style:style style:name="ta2" style:family="table" style:master-page-name="Default">
      <style:table-properties table:display="true" style:writing-mode="lr-tb" tableooo:tab-color="#cc66ff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00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37">
      <style:text-properties fo:font-weight="bold" style:font-weight-asian="bold" style:font-weight-complex="bold"/>
    </style:style>
    <style:style style:name="ce10" style:family="table-cell" style:parent-style-name="Default" style:data-style-name="N37"/>
  </office:automatic-styles>
  <office:body>
    <office:spreadsheet>
      <table:content-validations>
        <table:content-validation table:name="val1" table:condition="of:cell-content-is-in-list([$'Item List'.$A$2:.$A$20])" table:allow-empty-cell="true" table:display-list="sorted-ascending" table:base-cell-address="Switch.B9"/>
        <table:content-validation table:name="val2" table:condition="of:cell-content-is-in-list([$Apartments.$E$2:.$E$130])" table:allow-empty-cell="true" table:display-list="unsorted" table:base-cell-address="Switch.L260"/>
        <table:content-validation table:name="val3" table:condition="of:cell-content-is-in-list([$'Item List'.$A$2:.$A$20])" table:allow-empty-cell="true" table:display-list="sorted-ascending" table:base-cell-address="'Media Converter'.B60"/>
        <table:content-validation table:name="val4" table:condition="of:cell-content-is-in-list([$'Item List'.$B$2:.$B$20])" table:allow-empty-cell="true" table:display-list="sorted-ascending" table:base-cell-address="Apartments.B9"/>
      </table:content-validations>
      <table:table table:name="Item List" table:style-name="ta1" table:print="false">
        <table:table-column table:style-name="co1" table:number-columns-repeated="2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row table:style-name="ro1">
          <table:table-cell table:style-name="ce1" office:value-type="string">
            <text:p>Item Code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tem Code</text:p>
          </table:table-cell>
        </table:table-row>
        <table:table-row table:style-name="ro2">
          <table:table-cell office:value-type="string">
            <text:p>SW1</text:p>
          </table:table-cell>
          <table:table-cell office:value-type="string">
            <text:p>Switch</text:p>
          </table:table-cell>
          <table:table-cell office:value-type="string">
            <text:p>D-Link DGS-3130-30S</text:p>
          </table:table-cell>
          <table:table-cell office:value-type="string">
            <text:p>L3 Switch device, which has ports dedicated per apartment 24x ports for users</text:p>
          </table:table-cell>
          <table:table-cell office:value-type="string">
            <text:p>SW1</text:p>
          </table:table-cell>
        </table:table-row>
        <table:table-row table:style-name="ro2">
          <table:table-cell office:value-type="string">
            <text:p>SW2</text:p>
          </table:table-cell>
          <table:table-cell office:value-type="string">
            <text:p>Switch</text:p>
          </table:table-cell>
          <table:table-cell office:value-type="string">
            <text:p>D-Link DGS-3130-54S</text:p>
          </table:table-cell>
          <table:table-cell office:value-type="string">
            <text:p>L3 Switch device, which has ports dedicated per apartment 48x ports for users</text:p>
          </table:table-cell>
          <table:table-cell office:value-type="string">
            <text:p>SW2</text:p>
          </table:table-cell>
        </table:table-row>
        <table:table-row table:style-name="ro3">
          <table:table-cell office:value-type="string">
            <text:p>SFP1</text:p>
          </table:table-cell>
          <table:table-cell office:value-type="string">
            <text:p>SFP module</text:p>
          </table:table-cell>
          <table:table-cell table:style-name="ce4" office:value-type="string">
            <text:p>? transceiver SFP</text:p>
            <text:p>miniGBIC</text:p>
            <text:p>BiDi / LC</text:p>
          </table:table-cell>
          <table:table-cell table:style-name="ce4" office:value-type="string">
            <text:p>SFP module is plug'ed-in to L3 Switch port and another one to Media Converter</text:p>
          </table:table-cell>
          <table:table-cell office:value-type="string">
            <text:p>SFP1</text:p>
          </table:table-cell>
        </table:table-row>
        <table:table-row table:style-name="ro2">
          <table:table-cell office:value-type="string">
            <text:p>MC1</text:p>
          </table:table-cell>
          <table:table-cell office:value-type="string">
            <text:p>Media Converter</text:p>
          </table:table-cell>
          <table:table-cell office:value-type="string">
            <text:p>TP-Link</text:p>
            <text:p>MC220L</text:p>
          </table:table-cell>
          <table:table-cell table:style-name="ce5" office:value-type="string">
            <text:p>used at the appartment to transform a fiber connection to Ethernet (RJ45)</text:p>
          </table:table-cell>
          <table:table-cell office:value-type="string">
            <text:p>MC1</text:p>
          </table:table-cell>
        </table:table-row>
        <table:table-row table:style-name="ro4">
          <table:table-cell office:value-type="string">
            <text:p>M1</text:p>
          </table:table-cell>
          <table:table-cell office:value-type="string">
            <text:p>Modem</text:p>
          </table:table-cell>
          <table:table-cell office:value-type="string">
            <text:p>Zyxel AX7501-B0</text:p>
          </table:table-cell>
          <table:table-cell table:style-name="ce2" office:value-type="string">
            <text:p>A device to connect to ISP provided internet link</text:p>
          </table:table-cell>
          <table:table-cell office:value-type="string">
            <text:p>M1</text:p>
          </table:table-cell>
        </table:table-row>
        <table:named-expressions/>
      </table:table>
      <table:table table:name="Apartments" table:style-name="ta2" table:print="false">
        <office:forms form:automatic-focus="false" form:apply-design-mode="false"/>
        <table:table-column table:style-name="co4" table:number-columns-repeated="3" table:default-cell-style-name="ce7"/>
        <table:table-column table:style-name="co5" table:default-cell-style-name="ce8"/>
        <table:table-column table:style-name="co6" table:default-cell-style-name="ce8"/>
        <table:table-row table:style-name="ro1">
          <table:table-cell table:style-name="ce6" office:value-type="string">
            <text:p>BAT</text:p>
          </table:table-cell>
          <table:table-cell table:style-name="ce6" office:value-type="string">
            <text:p>Floor</text:p>
          </table:table-cell>
          <table:table-cell table:style-name="ce6" office:value-type="string">
            <text:p>Apartment</text:p>
          </table:table-cell>
          <table:table-cell table:style-name="ce6" office:value-type="string">
            <text:p>Bat/Apt</text:p>
          </table:table-cell>
          <table:table-cell table:style-name="ce6" office:value-type="string">
            <text:p>Addres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1</text:p>
          </table:table-cell>
          <table:table-cell office:value-type="string">
            <text:p>RI2 01</text:p>
          </table:table-cell>
          <table:table-cell table:formula="of:=&quot;Bat&quot;&amp;[.A2]&amp;&quot;-&quot;&amp;[.C2]" office:value-type="string" office:string-value="Bat1-RI2 01">
            <text:p>Bat1-RI2 01</text:p>
          </table:table-cell>
          <table:table-cell table:formula="of:=[.A2]&amp;&quot;-&quot;&amp;[.C2]" office:value-type="string" office:string-value="1-RI2 01">
            <text:p>1-RI2 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1</text:p>
          </table:table-cell>
          <table:table-cell office:value-type="string">
            <text:p>RI2 02</text:p>
          </table:table-cell>
          <table:table-cell table:formula="of:=&quot;Bat&quot;&amp;[.A3]&amp;&quot;-&quot;&amp;[.C3]" office:value-type="string" office:string-value="Bat1-RI2 02">
            <text:p>Bat1-RI2 02</text:p>
          </table:table-cell>
          <table:table-cell table:formula="of:=[.A3]&amp;&quot;-&quot;&amp;[.C3]" office:value-type="string" office:string-value="1-RI2 02">
            <text:p>1-RI2 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1</text:p>
          </table:table-cell>
          <table:table-cell office:value-type="string">
            <text:p>RI2 03</text:p>
          </table:table-cell>
          <table:table-cell table:formula="of:=&quot;Bat&quot;&amp;[.A4]&amp;&quot;-&quot;&amp;[.C4]" office:value-type="string" office:string-value="Bat1-RI2 03">
            <text:p>Bat1-RI2 03</text:p>
          </table:table-cell>
          <table:table-cell table:formula="of:=[.A4]&amp;&quot;-&quot;&amp;[.C4]" office:value-type="string" office:string-value="1-RI2 03">
            <text:p>1-RI2 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2</text:p>
          </table:table-cell>
          <table:table-cell office:value-type="string">
            <text:p>RI1 01</text:p>
          </table:table-cell>
          <table:table-cell table:formula="of:=&quot;Bat&quot;&amp;[.A5]&amp;&quot;-&quot;&amp;[.C5]" office:value-type="string" office:string-value="Bat1-RI1 01">
            <text:p>Bat1-RI1 01</text:p>
          </table:table-cell>
          <table:table-cell table:formula="of:=[.A5]&amp;&quot;-&quot;&amp;[.C5]" office:value-type="string" office:string-value="1-RI1 01">
            <text:p>1-RI1 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2</text:p>
          </table:table-cell>
          <table:table-cell office:value-type="string">
            <text:p>RI1 02</text:p>
          </table:table-cell>
          <table:table-cell table:formula="of:=&quot;Bat&quot;&amp;[.A6]&amp;&quot;-&quot;&amp;[.C6]" office:value-type="string" office:string-value="Bat1-RI1 02">
            <text:p>Bat1-RI1 02</text:p>
          </table:table-cell>
          <table:table-cell table:formula="of:=[.A6]&amp;&quot;-&quot;&amp;[.C6]" office:value-type="string" office:string-value="1-RI1 02">
            <text:p>1-RI1 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2</text:p>
          </table:table-cell>
          <table:table-cell office:value-type="string">
            <text:p>RI1 04</text:p>
          </table:table-cell>
          <table:table-cell table:formula="of:=&quot;Bat&quot;&amp;[.A7]&amp;&quot;-&quot;&amp;[.C7]" office:value-type="string" office:string-value="Bat1-RI1 04">
            <text:p>Bat1-RI1 04</text:p>
          </table:table-cell>
          <table:table-cell table:formula="of:=[.A7]&amp;&quot;-&quot;&amp;[.C7]" office:value-type="string" office:string-value="1-RI1 04">
            <text:p>1-RI1 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3</text:p>
          </table:table-cell>
          <table:table-cell office:value-type="string">
            <text:p>Creche</text:p>
          </table:table-cell>
          <table:table-cell table:formula="of:=&quot;Bat&quot;&amp;[.A8]&amp;&quot;-&quot;&amp;[.C8]" office:value-type="string" office:string-value="Bat1-Creche">
            <text:p>Bat1-Creche</text:p>
          </table:table-cell>
          <table:table-cell table:formula="of:=[.A8]&amp;&quot;-&quot;&amp;[.C8]" office:value-type="string" office:string-value="1-Creche">
            <text:p>1-Crech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4</text:p>
          </table:table-cell>
          <table:table-cell office:value-type="float" office:value="11">
            <text:p>11</text:p>
          </table:table-cell>
          <table:table-cell table:formula="of:=&quot;Bat&quot;&amp;[.A9]&amp;&quot;-&quot;&amp;[.C9]" office:value-type="string" office:string-value="Bat1-11">
            <text:p>Bat1-11</text:p>
          </table:table-cell>
          <table:table-cell table:formula="of:=[.A9]&amp;&quot;-&quot;&amp;[.C9]" office:value-type="string" office:string-value="1-11">
            <text:p>1-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4</text:p>
          </table:table-cell>
          <table:table-cell office:value-type="float" office:value="12">
            <text:p>12</text:p>
          </table:table-cell>
          <table:table-cell table:formula="of:=&quot;Bat&quot;&amp;[.A10]&amp;&quot;-&quot;&amp;[.C10]" office:value-type="string" office:string-value="Bat1-12">
            <text:p>Bat1-12</text:p>
          </table:table-cell>
          <table:table-cell table:formula="of:=[.A10]&amp;&quot;-&quot;&amp;[.C10]" office:value-type="string" office:string-value="1-12">
            <text:p>1-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4</text:p>
          </table:table-cell>
          <table:table-cell office:value-type="float" office:value="13">
            <text:p>13</text:p>
          </table:table-cell>
          <table:table-cell table:formula="of:=&quot;Bat&quot;&amp;[.A11]&amp;&quot;-&quot;&amp;[.C11]" office:value-type="string" office:string-value="Bat1-13">
            <text:p>Bat1-13</text:p>
          </table:table-cell>
          <table:table-cell table:formula="of:=[.A11]&amp;&quot;-&quot;&amp;[.C11]" office:value-type="string" office:string-value="1-13">
            <text:p>1-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4</text:p>
          </table:table-cell>
          <table:table-cell office:value-type="float" office:value="14">
            <text:p>14</text:p>
          </table:table-cell>
          <table:table-cell table:formula="of:=&quot;Bat&quot;&amp;[.A12]&amp;&quot;-&quot;&amp;[.C12]" office:value-type="string" office:string-value="Bat1-14">
            <text:p>Bat1-14</text:p>
          </table:table-cell>
          <table:table-cell table:formula="of:=[.A12]&amp;&quot;-&quot;&amp;[.C12]" office:value-type="string" office:string-value="1-14">
            <text:p>1-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5</text:p>
          </table:table-cell>
          <table:table-cell office:value-type="float" office:value="21">
            <text:p>21</text:p>
          </table:table-cell>
          <table:table-cell table:formula="of:=&quot;Bat&quot;&amp;[.A13]&amp;&quot;-&quot;&amp;[.C13]" office:value-type="string" office:string-value="Bat1-21">
            <text:p>Bat1-21</text:p>
          </table:table-cell>
          <table:table-cell table:formula="of:=[.A13]&amp;&quot;-&quot;&amp;[.C13]" office:value-type="string" office:string-value="1-21">
            <text:p>1-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5</text:p>
          </table:table-cell>
          <table:table-cell office:value-type="float" office:value="22">
            <text:p>22</text:p>
          </table:table-cell>
          <table:table-cell table:formula="of:=&quot;Bat&quot;&amp;[.A14]&amp;&quot;-&quot;&amp;[.C14]" office:value-type="string" office:string-value="Bat1-22">
            <text:p>Bat1-22</text:p>
          </table:table-cell>
          <table:table-cell table:formula="of:=[.A14]&amp;&quot;-&quot;&amp;[.C14]" office:value-type="string" office:string-value="1-22">
            <text:p>1-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5</text:p>
          </table:table-cell>
          <table:table-cell office:value-type="float" office:value="23">
            <text:p>23</text:p>
          </table:table-cell>
          <table:table-cell table:formula="of:=&quot;Bat&quot;&amp;[.A15]&amp;&quot;-&quot;&amp;[.C15]" office:value-type="string" office:string-value="Bat1-23">
            <text:p>Bat1-23</text:p>
          </table:table-cell>
          <table:table-cell table:formula="of:=[.A15]&amp;&quot;-&quot;&amp;[.C15]" office:value-type="string" office:string-value="1-23">
            <text:p>1-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5</text:p>
          </table:table-cell>
          <table:table-cell office:value-type="float" office:value="24">
            <text:p>24</text:p>
          </table:table-cell>
          <table:table-cell table:formula="of:=&quot;Bat&quot;&amp;[.A16]&amp;&quot;-&quot;&amp;[.C16]" office:value-type="string" office:string-value="Bat1-24">
            <text:p>Bat1-24</text:p>
          </table:table-cell>
          <table:table-cell table:formula="of:=[.A16]&amp;&quot;-&quot;&amp;[.C16]" office:value-type="string" office:string-value="1-24">
            <text:p>1-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6</text:p>
          </table:table-cell>
          <table:table-cell office:value-type="float" office:value="31">
            <text:p>31</text:p>
          </table:table-cell>
          <table:table-cell table:formula="of:=&quot;Bat&quot;&amp;[.A17]&amp;&quot;-&quot;&amp;[.C17]" office:value-type="string" office:string-value="Bat1-31">
            <text:p>Bat1-31</text:p>
          </table:table-cell>
          <table:table-cell table:formula="of:=[.A17]&amp;&quot;-&quot;&amp;[.C17]" office:value-type="string" office:string-value="1-31">
            <text:p>1-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6</text:p>
          </table:table-cell>
          <table:table-cell office:value-type="float" office:value="32">
            <text:p>32</text:p>
          </table:table-cell>
          <table:table-cell table:formula="of:=&quot;Bat&quot;&amp;[.A18]&amp;&quot;-&quot;&amp;[.C18]" office:value-type="string" office:string-value="Bat1-32">
            <text:p>Bat1-32</text:p>
          </table:table-cell>
          <table:table-cell table:formula="of:=[.A18]&amp;&quot;-&quot;&amp;[.C18]" office:value-type="string" office:string-value="1-32">
            <text:p>1-3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6</text:p>
          </table:table-cell>
          <table:table-cell office:value-type="float" office:value="33">
            <text:p>33</text:p>
          </table:table-cell>
          <table:table-cell table:formula="of:=&quot;Bat&quot;&amp;[.A19]&amp;&quot;-&quot;&amp;[.C19]" office:value-type="string" office:string-value="Bat1-33">
            <text:p>Bat1-33</text:p>
          </table:table-cell>
          <table:table-cell table:formula="of:=[.A19]&amp;&quot;-&quot;&amp;[.C19]" office:value-type="string" office:string-value="1-33">
            <text:p>1-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6</text:p>
          </table:table-cell>
          <table:table-cell office:value-type="float" office:value="34">
            <text:p>34</text:p>
          </table:table-cell>
          <table:table-cell table:formula="of:=&quot;Bat&quot;&amp;[.A20]&amp;&quot;-&quot;&amp;[.C20]" office:value-type="string" office:string-value="Bat1-34">
            <text:p>Bat1-34</text:p>
          </table:table-cell>
          <table:table-cell table:formula="of:=[.A20]&amp;&quot;-&quot;&amp;[.C20]" office:value-type="string" office:string-value="1-34">
            <text:p>1-34</text:p>
          </table:table-cell>
        </table:table-row>
        <table:table-row table:style-name="ro4">
          <table:table-cell office:value-type="string">
            <text:p>3A</text:p>
          </table:table-cell>
          <table:table-cell office:value-type="string">
            <text:p>N3</text:p>
          </table:table-cell>
          <table:table-cell office:value-type="string">
            <text:p>L.Quartier</text:p>
          </table:table-cell>
          <table:table-cell table:formula="of:=&quot;Bat&quot;&amp;[.A21]&amp;&quot;-&quot;&amp;[.C21]" office:value-type="string" office:string-value="Bat3A-L.Quartier">
            <text:p>Bat3A-L.Quartier</text:p>
          </table:table-cell>
          <table:table-cell table:formula="of:=[.A21]&amp;&quot;-&quot;&amp;[.C21]" office:value-type="string" office:string-value="3A-L.Quartier">
            <text:p>3A-L.Quartier</text:p>
          </table:table-cell>
        </table:table-row>
        <table:table-row table:style-name="ro1">
          <table:table-cell office:value-type="string">
            <text:p>3A</text:p>
          </table:table-cell>
          <table:table-cell office:value-type="string">
            <text:p>N4</text:p>
          </table:table-cell>
          <table:table-cell office:value-type="float" office:value="21">
            <text:p>21</text:p>
          </table:table-cell>
          <table:table-cell table:formula="of:=&quot;Bat&quot;&amp;[.A22]&amp;&quot;-&quot;&amp;[.C22]" office:value-type="string" office:string-value="Bat3A-21">
            <text:p>Bat3A-21</text:p>
          </table:table-cell>
          <table:table-cell table:formula="of:=[.A22]&amp;&quot;-&quot;&amp;[.C22]" office:value-type="string" office:string-value="3A-21">
            <text:p>3A-21</text:p>
          </table:table-cell>
        </table:table-row>
        <table:table-row table:style-name="ro1">
          <table:table-cell office:value-type="string">
            <text:p>3A</text:p>
          </table:table-cell>
          <table:table-cell office:value-type="string">
            <text:p>N4</text:p>
          </table:table-cell>
          <table:table-cell office:value-type="float" office:value="22">
            <text:p>22</text:p>
          </table:table-cell>
          <table:table-cell table:formula="of:=&quot;Bat&quot;&amp;[.A23]&amp;&quot;-&quot;&amp;[.C23]" office:value-type="string" office:string-value="Bat3A-22">
            <text:p>Bat3A-22</text:p>
          </table:table-cell>
          <table:table-cell table:formula="of:=[.A23]&amp;&quot;-&quot;&amp;[.C23]" office:value-type="string" office:string-value="3A-22">
            <text:p>3A-22</text:p>
          </table:table-cell>
        </table:table-row>
        <table:table-row table:style-name="ro1">
          <table:table-cell office:value-type="string">
            <text:p>3A</text:p>
          </table:table-cell>
          <table:table-cell office:value-type="string">
            <text:p>N5</text:p>
          </table:table-cell>
          <table:table-cell office:value-type="float" office:value="31">
            <text:p>31</text:p>
          </table:table-cell>
          <table:table-cell table:formula="of:=&quot;Bat&quot;&amp;[.A24]&amp;&quot;-&quot;&amp;[.C24]" office:value-type="string" office:string-value="Bat3A-31">
            <text:p>Bat3A-31</text:p>
          </table:table-cell>
          <table:table-cell table:formula="of:=[.A24]&amp;&quot;-&quot;&amp;[.C24]" office:value-type="string" office:string-value="3A-31">
            <text:p>3A-31</text:p>
          </table:table-cell>
        </table:table-row>
        <table:table-row table:style-name="ro1">
          <table:table-cell office:value-type="string">
            <text:p>3A</text:p>
          </table:table-cell>
          <table:table-cell office:value-type="string">
            <text:p>N5</text:p>
          </table:table-cell>
          <table:table-cell office:value-type="float" office:value="32">
            <text:p>32</text:p>
          </table:table-cell>
          <table:table-cell table:formula="of:=&quot;Bat&quot;&amp;[.A25]&amp;&quot;-&quot;&amp;[.C25]" office:value-type="string" office:string-value="Bat3A-32">
            <text:p>Bat3A-32</text:p>
          </table:table-cell>
          <table:table-cell table:formula="of:=[.A25]&amp;&quot;-&quot;&amp;[.C25]" office:value-type="string" office:string-value="3A-32">
            <text:p>3A-32</text:p>
          </table:table-cell>
        </table:table-row>
        <table:table-row table:style-name="ro1">
          <table:table-cell office:value-type="string">
            <text:p>3A</text:p>
          </table:table-cell>
          <table:table-cell office:value-type="string">
            <text:p>N6</text:p>
          </table:table-cell>
          <table:table-cell office:value-type="float" office:value="41">
            <text:p>41</text:p>
          </table:table-cell>
          <table:table-cell table:formula="of:=&quot;Bat&quot;&amp;[.A26]&amp;&quot;-&quot;&amp;[.C26]" office:value-type="string" office:string-value="Bat3A-41">
            <text:p>Bat3A-41</text:p>
          </table:table-cell>
          <table:table-cell table:formula="of:=[.A26]&amp;&quot;-&quot;&amp;[.C26]" office:value-type="string" office:string-value="3A-41">
            <text:p>3A-41</text:p>
          </table:table-cell>
        </table:table-row>
        <table:table-row table:style-name="ro1">
          <table:table-cell office:value-type="string">
            <text:p>3A</text:p>
          </table:table-cell>
          <table:table-cell office:value-type="string">
            <text:p>N6</text:p>
          </table:table-cell>
          <table:table-cell office:value-type="float" office:value="42">
            <text:p>42</text:p>
          </table:table-cell>
          <table:table-cell table:formula="of:=&quot;Bat&quot;&amp;[.A27]&amp;&quot;-&quot;&amp;[.C27]" office:value-type="string" office:string-value="Bat3A-42">
            <text:p>Bat3A-42</text:p>
          </table:table-cell>
          <table:table-cell table:formula="of:=[.A27]&amp;&quot;-&quot;&amp;[.C27]" office:value-type="string" office:string-value="3A-42">
            <text:p>3A-42</text:p>
          </table:table-cell>
        </table:table-row>
        <table:table-row table:style-name="ro1">
          <table:table-cell office:value-type="string">
            <text:p>3A</text:p>
          </table:table-cell>
          <table:table-cell office:value-type="string">
            <text:p>N7</text:p>
          </table:table-cell>
          <table:table-cell office:value-type="float" office:value="51">
            <text:p>51</text:p>
          </table:table-cell>
          <table:table-cell table:formula="of:=&quot;Bat&quot;&amp;[.A28]&amp;&quot;-&quot;&amp;[.C28]" office:value-type="string" office:string-value="Bat3A-51">
            <text:p>Bat3A-51</text:p>
          </table:table-cell>
          <table:table-cell table:formula="of:=[.A28]&amp;&quot;-&quot;&amp;[.C28]" office:value-type="string" office:string-value="3A-51">
            <text:p>3A-51</text:p>
          </table:table-cell>
        </table:table-row>
        <table:table-row table:style-name="ro1">
          <table:table-cell office:value-type="string">
            <text:p>3A</text:p>
          </table:table-cell>
          <table:table-cell office:value-type="string">
            <text:p>N7</text:p>
          </table:table-cell>
          <table:table-cell office:value-type="float" office:value="52">
            <text:p>52</text:p>
          </table:table-cell>
          <table:table-cell table:formula="of:=&quot;Bat&quot;&amp;[.A29]&amp;&quot;-&quot;&amp;[.C29]" office:value-type="string" office:string-value="Bat3A-52">
            <text:p>Bat3A-52</text:p>
          </table:table-cell>
          <table:table-cell table:formula="of:=[.A29]&amp;&quot;-&quot;&amp;[.C29]" office:value-type="string" office:string-value="3A-52">
            <text:p>3A-52</text:p>
          </table:table-cell>
        </table:table-row>
        <table:table-row table:style-name="ro1">
          <table:table-cell office:value-type="string">
            <text:p>3B</text:p>
          </table:table-cell>
          <table:table-cell office:value-type="string">
            <text:p>N2</text:p>
          </table:table-cell>
          <table:table-cell office:value-type="string">
            <text:p>01</text:p>
          </table:table-cell>
          <table:table-cell table:formula="of:=&quot;Bat&quot;&amp;[.A30]&amp;&quot;-&quot;&amp;[.C30]" office:value-type="string" office:string-value="Bat3B-01">
            <text:p>Bat3B-01</text:p>
          </table:table-cell>
          <table:table-cell table:formula="of:=[.A30]&amp;&quot;-&quot;&amp;[.C30]" office:value-type="string" office:string-value="3B-01">
            <text:p>3B-01</text:p>
          </table:table-cell>
        </table:table-row>
        <table:table-row table:style-name="ro1">
          <table:table-cell office:value-type="string">
            <text:p>3B</text:p>
          </table:table-cell>
          <table:table-cell office:value-type="string">
            <text:p>N3</text:p>
          </table:table-cell>
          <table:table-cell office:value-type="float" office:value="11">
            <text:p>11</text:p>
          </table:table-cell>
          <table:table-cell table:formula="of:=&quot;Bat&quot;&amp;[.A31]&amp;&quot;-&quot;&amp;[.C31]" office:value-type="string" office:string-value="Bat3B-11">
            <text:p>Bat3B-11</text:p>
          </table:table-cell>
          <table:table-cell table:formula="of:=[.A31]&amp;&quot;-&quot;&amp;[.C31]" office:value-type="string" office:string-value="3B-11">
            <text:p>3B-11</text:p>
          </table:table-cell>
        </table:table-row>
        <table:table-row table:style-name="ro1">
          <table:table-cell office:value-type="string">
            <text:p>3B</text:p>
          </table:table-cell>
          <table:table-cell office:value-type="string">
            <text:p>N3</text:p>
          </table:table-cell>
          <table:table-cell office:value-type="float" office:value="12">
            <text:p>12</text:p>
          </table:table-cell>
          <table:table-cell table:formula="of:=&quot;Bat&quot;&amp;[.A32]&amp;&quot;-&quot;&amp;[.C32]" office:value-type="string" office:string-value="Bat3B-12">
            <text:p>Bat3B-12</text:p>
          </table:table-cell>
          <table:table-cell table:formula="of:=[.A32]&amp;&quot;-&quot;&amp;[.C32]" office:value-type="string" office:string-value="3B-12">
            <text:p>3B-12</text:p>
          </table:table-cell>
        </table:table-row>
        <table:table-row table:style-name="ro1">
          <table:table-cell office:value-type="string">
            <text:p>3B</text:p>
          </table:table-cell>
          <table:table-cell office:value-type="string">
            <text:p>N4</text:p>
          </table:table-cell>
          <table:table-cell office:value-type="float" office:value="21">
            <text:p>21</text:p>
          </table:table-cell>
          <table:table-cell table:formula="of:=&quot;Bat&quot;&amp;[.A33]&amp;&quot;-&quot;&amp;[.C33]" office:value-type="string" office:string-value="Bat3B-21">
            <text:p>Bat3B-21</text:p>
          </table:table-cell>
          <table:table-cell table:formula="of:=[.A33]&amp;&quot;-&quot;&amp;[.C33]" office:value-type="string" office:string-value="3B-21">
            <text:p>3B-21</text:p>
          </table:table-cell>
        </table:table-row>
        <table:table-row table:style-name="ro1">
          <table:table-cell office:value-type="string">
            <text:p>3B</text:p>
          </table:table-cell>
          <table:table-cell office:value-type="string">
            <text:p>N4</text:p>
          </table:table-cell>
          <table:table-cell office:value-type="float" office:value="22">
            <text:p>22</text:p>
          </table:table-cell>
          <table:table-cell table:formula="of:=&quot;Bat&quot;&amp;[.A34]&amp;&quot;-&quot;&amp;[.C34]" office:value-type="string" office:string-value="Bat3B-22">
            <text:p>Bat3B-22</text:p>
          </table:table-cell>
          <table:table-cell table:formula="of:=[.A34]&amp;&quot;-&quot;&amp;[.C34]" office:value-type="string" office:string-value="3B-22">
            <text:p>3B-22</text:p>
          </table:table-cell>
        </table:table-row>
        <table:table-row table:style-name="ro1">
          <table:table-cell office:value-type="string">
            <text:p>3B</text:p>
          </table:table-cell>
          <table:table-cell office:value-type="string">
            <text:p>N5</text:p>
          </table:table-cell>
          <table:table-cell office:value-type="float" office:value="31">
            <text:p>31</text:p>
          </table:table-cell>
          <table:table-cell table:formula="of:=&quot;Bat&quot;&amp;[.A35]&amp;&quot;-&quot;&amp;[.C35]" office:value-type="string" office:string-value="Bat3B-31">
            <text:p>Bat3B-31</text:p>
          </table:table-cell>
          <table:table-cell table:formula="of:=[.A35]&amp;&quot;-&quot;&amp;[.C35]" office:value-type="string" office:string-value="3B-31">
            <text:p>3B-31</text:p>
          </table:table-cell>
        </table:table-row>
        <table:table-row table:style-name="ro1">
          <table:table-cell office:value-type="string">
            <text:p>3B</text:p>
          </table:table-cell>
          <table:table-cell office:value-type="string">
            <text:p>N5</text:p>
          </table:table-cell>
          <table:table-cell office:value-type="float" office:value="32">
            <text:p>32</text:p>
          </table:table-cell>
          <table:table-cell table:formula="of:=&quot;Bat&quot;&amp;[.A36]&amp;&quot;-&quot;&amp;[.C36]" office:value-type="string" office:string-value="Bat3B-32">
            <text:p>Bat3B-32</text:p>
          </table:table-cell>
          <table:table-cell table:formula="of:=[.A36]&amp;&quot;-&quot;&amp;[.C36]" office:value-type="string" office:string-value="3B-32">
            <text:p>3B-32</text:p>
          </table:table-cell>
        </table:table-row>
        <table:table-row table:style-name="ro1">
          <table:table-cell office:value-type="string">
            <text:p>3B</text:p>
          </table:table-cell>
          <table:table-cell office:value-type="string">
            <text:p>N6</text:p>
          </table:table-cell>
          <table:table-cell office:value-type="float" office:value="41">
            <text:p>41</text:p>
          </table:table-cell>
          <table:table-cell table:formula="of:=&quot;Bat&quot;&amp;[.A37]&amp;&quot;-&quot;&amp;[.C37]" office:value-type="string" office:string-value="Bat3B-41">
            <text:p>Bat3B-41</text:p>
          </table:table-cell>
          <table:table-cell table:formula="of:=[.A37]&amp;&quot;-&quot;&amp;[.C37]" office:value-type="string" office:string-value="3B-41">
            <text:p>3B-41</text:p>
          </table:table-cell>
        </table:table-row>
        <table:table-row table:style-name="ro1">
          <table:table-cell office:value-type="string">
            <text:p>3B</text:p>
          </table:table-cell>
          <table:table-cell office:value-type="string">
            <text:p>N6</text:p>
          </table:table-cell>
          <table:table-cell office:value-type="float" office:value="42">
            <text:p>42</text:p>
          </table:table-cell>
          <table:table-cell table:formula="of:=&quot;Bat&quot;&amp;[.A38]&amp;&quot;-&quot;&amp;[.C38]" office:value-type="string" office:string-value="Bat3B-42">
            <text:p>Bat3B-42</text:p>
          </table:table-cell>
          <table:table-cell table:formula="of:=[.A38]&amp;&quot;-&quot;&amp;[.C38]" office:value-type="string" office:string-value="3B-42">
            <text:p>3B-42</text:p>
          </table:table-cell>
        </table:table-row>
        <table:table-row table:style-name="ro1">
          <table:table-cell office:value-type="string">
            <text:p>3B</text:p>
          </table:table-cell>
          <table:table-cell office:value-type="string">
            <text:p>N7</text:p>
          </table:table-cell>
          <table:table-cell office:value-type="float" office:value="51">
            <text:p>51</text:p>
          </table:table-cell>
          <table:table-cell table:formula="of:=&quot;Bat&quot;&amp;[.A39]&amp;&quot;-&quot;&amp;[.C39]" office:value-type="string" office:string-value="Bat3B-51">
            <text:p>Bat3B-51</text:p>
          </table:table-cell>
          <table:table-cell table:formula="of:=[.A39]&amp;&quot;-&quot;&amp;[.C39]" office:value-type="string" office:string-value="3B-51">
            <text:p>3B-51</text:p>
          </table:table-cell>
        </table:table-row>
        <table:table-row table:style-name="ro1">
          <table:table-cell office:value-type="string">
            <text:p>3B</text:p>
          </table:table-cell>
          <table:table-cell office:value-type="string">
            <text:p>N7</text:p>
          </table:table-cell>
          <table:table-cell office:value-type="float" office:value="52">
            <text:p>52</text:p>
          </table:table-cell>
          <table:table-cell table:formula="of:=&quot;Bat&quot;&amp;[.A40]&amp;&quot;-&quot;&amp;[.C40]" office:value-type="string" office:string-value="Bat3B-52">
            <text:p>Bat3B-52</text:p>
          </table:table-cell>
          <table:table-cell table:formula="of:=[.A40]&amp;&quot;-&quot;&amp;[.C40]" office:value-type="string" office:string-value="3B-52">
            <text:p>3B-52</text:p>
          </table:table-cell>
        </table:table-row>
        <table:table-row table:style-name="ro1">
          <table:table-cell office:value-type="string">
            <text:p>3C</text:p>
          </table:table-cell>
          <table:table-cell office:value-type="string">
            <text:p>N2</text:p>
          </table:table-cell>
          <table:table-cell office:value-type="string">
            <text:p>01</text:p>
          </table:table-cell>
          <table:table-cell table:formula="of:=&quot;Bat&quot;&amp;[.A41]&amp;&quot;-&quot;&amp;[.C41]" office:value-type="string" office:string-value="Bat3C-01">
            <text:p>Bat3C-01</text:p>
          </table:table-cell>
          <table:table-cell table:formula="of:=[.A41]&amp;&quot;-&quot;&amp;[.C41]" office:value-type="string" office:string-value="3C-01">
            <text:p>3C-01</text:p>
          </table:table-cell>
        </table:table-row>
        <table:table-row table:style-name="ro1">
          <table:table-cell office:value-type="string">
            <text:p>3C</text:p>
          </table:table-cell>
          <table:table-cell office:value-type="string">
            <text:p>N2</text:p>
          </table:table-cell>
          <table:table-cell office:value-type="string">
            <text:p>Communal</text:p>
          </table:table-cell>
          <table:table-cell table:formula="of:=&quot;Bat&quot;&amp;[.A42]&amp;&quot;-&quot;&amp;[.C42]" office:value-type="string" office:string-value="Bat3C-Communal">
            <text:p>Bat3C-Communal</text:p>
          </table:table-cell>
          <table:table-cell table:formula="of:=[.A42]&amp;&quot;-&quot;&amp;[.C42]" office:value-type="string" office:string-value="3C-Communal">
            <text:p>3C-Communal</text:p>
          </table:table-cell>
        </table:table-row>
        <table:table-row table:style-name="ro1">
          <table:table-cell office:value-type="string">
            <text:p>3C</text:p>
          </table:table-cell>
          <table:table-cell office:value-type="string">
            <text:p>N3</text:p>
          </table:table-cell>
          <table:table-cell office:value-type="float" office:value="11">
            <text:p>11</text:p>
          </table:table-cell>
          <table:table-cell table:formula="of:=&quot;Bat&quot;&amp;[.A43]&amp;&quot;-&quot;&amp;[.C43]" office:value-type="string" office:string-value="Bat3C-11">
            <text:p>Bat3C-11</text:p>
          </table:table-cell>
          <table:table-cell table:formula="of:=[.A43]&amp;&quot;-&quot;&amp;[.C43]" office:value-type="string" office:string-value="3C-11">
            <text:p>3C-11</text:p>
          </table:table-cell>
        </table:table-row>
        <table:table-row table:style-name="ro1">
          <table:table-cell office:value-type="string">
            <text:p>3C</text:p>
          </table:table-cell>
          <table:table-cell office:value-type="string">
            <text:p>N3</text:p>
          </table:table-cell>
          <table:table-cell office:value-type="float" office:value="12">
            <text:p>12</text:p>
          </table:table-cell>
          <table:table-cell table:formula="of:=&quot;Bat&quot;&amp;[.A44]&amp;&quot;-&quot;&amp;[.C44]" office:value-type="string" office:string-value="Bat3C-12">
            <text:p>Bat3C-12</text:p>
          </table:table-cell>
          <table:table-cell table:formula="of:=[.A44]&amp;&quot;-&quot;&amp;[.C44]" office:value-type="string" office:string-value="3C-12">
            <text:p>3C-12</text:p>
          </table:table-cell>
        </table:table-row>
        <table:table-row table:style-name="ro1">
          <table:table-cell office:value-type="string">
            <text:p>3C</text:p>
          </table:table-cell>
          <table:table-cell office:value-type="string">
            <text:p>N4</text:p>
          </table:table-cell>
          <table:table-cell office:value-type="float" office:value="21">
            <text:p>21</text:p>
          </table:table-cell>
          <table:table-cell table:formula="of:=&quot;Bat&quot;&amp;[.A45]&amp;&quot;-&quot;&amp;[.C45]" office:value-type="string" office:string-value="Bat3C-21">
            <text:p>Bat3C-21</text:p>
          </table:table-cell>
          <table:table-cell table:formula="of:=[.A45]&amp;&quot;-&quot;&amp;[.C45]" office:value-type="string" office:string-value="3C-21">
            <text:p>3C-21</text:p>
          </table:table-cell>
        </table:table-row>
        <table:table-row table:style-name="ro1">
          <table:table-cell office:value-type="string">
            <text:p>3C</text:p>
          </table:table-cell>
          <table:table-cell office:value-type="string">
            <text:p>N4</text:p>
          </table:table-cell>
          <table:table-cell office:value-type="float" office:value="22">
            <text:p>22</text:p>
          </table:table-cell>
          <table:table-cell table:formula="of:=&quot;Bat&quot;&amp;[.A46]&amp;&quot;-&quot;&amp;[.C46]" office:value-type="string" office:string-value="Bat3C-22">
            <text:p>Bat3C-22</text:p>
          </table:table-cell>
          <table:table-cell table:formula="of:=[.A46]&amp;&quot;-&quot;&amp;[.C46]" office:value-type="string" office:string-value="3C-22">
            <text:p>3C-22</text:p>
          </table:table-cell>
        </table:table-row>
        <table:table-row table:style-name="ro1">
          <table:table-cell office:value-type="string">
            <text:p>3D</text:p>
          </table:table-cell>
          <table:table-cell office:value-type="string">
            <text:p>N2</text:p>
          </table:table-cell>
          <table:table-cell office:value-type="string">
            <text:p>01</text:p>
          </table:table-cell>
          <table:table-cell table:formula="of:=&quot;Bat&quot;&amp;[.A47]&amp;&quot;-&quot;&amp;[.C47]" office:value-type="string" office:string-value="Bat3D-01">
            <text:p>Bat3D-01</text:p>
          </table:table-cell>
          <table:table-cell table:formula="of:=[.A47]&amp;&quot;-&quot;&amp;[.C47]" office:value-type="string" office:string-value="3D-01">
            <text:p>3D-01</text:p>
          </table:table-cell>
        </table:table-row>
        <table:table-row table:style-name="ro1">
          <table:table-cell office:value-type="string">
            <text:p>3D</text:p>
          </table:table-cell>
          <table:table-cell office:value-type="string">
            <text:p>N3</text:p>
          </table:table-cell>
          <table:table-cell office:value-type="float" office:value="11">
            <text:p>11</text:p>
          </table:table-cell>
          <table:table-cell table:formula="of:=&quot;Bat&quot;&amp;[.A48]&amp;&quot;-&quot;&amp;[.C48]" office:value-type="string" office:string-value="Bat3D-11">
            <text:p>Bat3D-11</text:p>
          </table:table-cell>
          <table:table-cell table:formula="of:=[.A48]&amp;&quot;-&quot;&amp;[.C48]" office:value-type="string" office:string-value="3D-11">
            <text:p>3D-11</text:p>
          </table:table-cell>
        </table:table-row>
        <table:table-row table:style-name="ro1">
          <table:table-cell office:value-type="string">
            <text:p>3D</text:p>
          </table:table-cell>
          <table:table-cell office:value-type="string">
            <text:p>N3</text:p>
          </table:table-cell>
          <table:table-cell office:value-type="float" office:value="12">
            <text:p>12</text:p>
          </table:table-cell>
          <table:table-cell table:formula="of:=&quot;Bat&quot;&amp;[.A49]&amp;&quot;-&quot;&amp;[.C49]" office:value-type="string" office:string-value="Bat3D-12">
            <text:p>Bat3D-12</text:p>
          </table:table-cell>
          <table:table-cell table:formula="of:=[.A49]&amp;&quot;-&quot;&amp;[.C49]" office:value-type="string" office:string-value="3D-12">
            <text:p>3D-12</text:p>
          </table:table-cell>
        </table:table-row>
        <table:table-row table:style-name="ro1">
          <table:table-cell office:value-type="string">
            <text:p>3D</text:p>
          </table:table-cell>
          <table:table-cell office:value-type="string">
            <text:p>N4</text:p>
          </table:table-cell>
          <table:table-cell office:value-type="float" office:value="21">
            <text:p>21</text:p>
          </table:table-cell>
          <table:table-cell table:formula="of:=&quot;Bat&quot;&amp;[.A50]&amp;&quot;-&quot;&amp;[.C50]" office:value-type="string" office:string-value="Bat3D-21">
            <text:p>Bat3D-21</text:p>
          </table:table-cell>
          <table:table-cell table:formula="of:=[.A50]&amp;&quot;-&quot;&amp;[.C50]" office:value-type="string" office:string-value="3D-21">
            <text:p>3D-21</text:p>
          </table:table-cell>
        </table:table-row>
        <table:table-row table:style-name="ro1">
          <table:table-cell office:value-type="string">
            <text:p>3D</text:p>
          </table:table-cell>
          <table:table-cell office:value-type="string">
            <text:p>N4</text:p>
          </table:table-cell>
          <table:table-cell office:value-type="float" office:value="22">
            <text:p>22</text:p>
          </table:table-cell>
          <table:table-cell table:formula="of:=&quot;Bat&quot;&amp;[.A51]&amp;&quot;-&quot;&amp;[.C51]" office:value-type="string" office:string-value="Bat3D-22">
            <text:p>Bat3D-22</text:p>
          </table:table-cell>
          <table:table-cell table:formula="of:=[.A51]&amp;&quot;-&quot;&amp;[.C51]" office:value-type="string" office:string-value="3D-22">
            <text:p>3D-22</text:p>
          </table:table-cell>
        </table:table-row>
        <table:table-row table:style-name="ro1">
          <table:table-cell office:value-type="string">
            <text:p>3D</text:p>
          </table:table-cell>
          <table:table-cell office:value-type="string">
            <text:p>N5</text:p>
          </table:table-cell>
          <table:table-cell office:value-type="float" office:value="31">
            <text:p>31</text:p>
          </table:table-cell>
          <table:table-cell table:formula="of:=&quot;Bat&quot;&amp;[.A52]&amp;&quot;-&quot;&amp;[.C52]" office:value-type="string" office:string-value="Bat3D-31">
            <text:p>Bat3D-31</text:p>
          </table:table-cell>
          <table:table-cell table:formula="of:=[.A52]&amp;&quot;-&quot;&amp;[.C52]" office:value-type="string" office:string-value="3D-31">
            <text:p>3D-31</text:p>
          </table:table-cell>
        </table:table-row>
        <table:table-row table:style-name="ro1">
          <table:table-cell office:value-type="string">
            <text:p>3D</text:p>
          </table:table-cell>
          <table:table-cell office:value-type="string">
            <text:p>N5</text:p>
          </table:table-cell>
          <table:table-cell office:value-type="float" office:value="32">
            <text:p>32</text:p>
          </table:table-cell>
          <table:table-cell table:formula="of:=&quot;Bat&quot;&amp;[.A53]&amp;&quot;-&quot;&amp;[.C53]" office:value-type="string" office:string-value="Bat3D-32">
            <text:p>Bat3D-32</text:p>
          </table:table-cell>
          <table:table-cell table:formula="of:=[.A53]&amp;&quot;-&quot;&amp;[.C53]" office:value-type="string" office:string-value="3D-32">
            <text:p>3D-32</text:p>
          </table:table-cell>
        </table:table-row>
        <table:table-row table:style-name="ro1">
          <table:table-cell office:value-type="string">
            <text:p>3D</text:p>
          </table:table-cell>
          <table:table-cell office:value-type="string">
            <text:p>N6</text:p>
          </table:table-cell>
          <table:table-cell office:value-type="float" office:value="41">
            <text:p>41</text:p>
          </table:table-cell>
          <table:table-cell table:formula="of:=&quot;Bat&quot;&amp;[.A54]&amp;&quot;-&quot;&amp;[.C54]" office:value-type="string" office:string-value="Bat3D-41">
            <text:p>Bat3D-41</text:p>
          </table:table-cell>
          <table:table-cell table:formula="of:=[.A54]&amp;&quot;-&quot;&amp;[.C54]" office:value-type="string" office:string-value="3D-41">
            <text:p>3D-41</text:p>
          </table:table-cell>
        </table:table-row>
        <table:table-row table:style-name="ro1">
          <table:table-cell office:value-type="string">
            <text:p>3D</text:p>
          </table:table-cell>
          <table:table-cell office:value-type="string">
            <text:p>N6</text:p>
          </table:table-cell>
          <table:table-cell office:value-type="float" office:value="42">
            <text:p>42</text:p>
          </table:table-cell>
          <table:table-cell table:formula="of:=&quot;Bat&quot;&amp;[.A55]&amp;&quot;-&quot;&amp;[.C55]" office:value-type="string" office:string-value="Bat3D-42">
            <text:p>Bat3D-42</text:p>
          </table:table-cell>
          <table:table-cell table:formula="of:=[.A55]&amp;&quot;-&quot;&amp;[.C55]" office:value-type="string" office:string-value="3D-42">
            <text:p>3D-42</text:p>
          </table:table-cell>
        </table:table-row>
        <table:table-row table:style-name="ro1">
          <table:table-cell office:value-type="string">
            <text:p>3D</text:p>
          </table:table-cell>
          <table:table-cell office:value-type="string">
            <text:p>N7</text:p>
          </table:table-cell>
          <table:table-cell office:value-type="float" office:value="51">
            <text:p>51</text:p>
          </table:table-cell>
          <table:table-cell table:formula="of:=&quot;Bat&quot;&amp;[.A56]&amp;&quot;-&quot;&amp;[.C56]" office:value-type="string" office:string-value="Bat3D-51">
            <text:p>Bat3D-51</text:p>
          </table:table-cell>
          <table:table-cell table:formula="of:=[.A56]&amp;&quot;-&quot;&amp;[.C56]" office:value-type="string" office:string-value="3D-51">
            <text:p>3D-51</text:p>
          </table:table-cell>
        </table:table-row>
        <table:table-row table:style-name="ro1">
          <table:table-cell office:value-type="string">
            <text:p>3D</text:p>
          </table:table-cell>
          <table:table-cell office:value-type="string">
            <text:p>N7</text:p>
          </table:table-cell>
          <table:table-cell office:value-type="float" office:value="52">
            <text:p>52</text:p>
          </table:table-cell>
          <table:table-cell table:formula="of:=&quot;Bat&quot;&amp;[.A57]&amp;&quot;-&quot;&amp;[.C57]" office:value-type="string" office:string-value="Bat3D-52">
            <text:p>Bat3D-52</text:p>
          </table:table-cell>
          <table:table-cell table:formula="of:=[.A57]&amp;&quot;-&quot;&amp;[.C57]" office:value-type="string" office:string-value="3D-52">
            <text:p>3D-52</text:p>
          </table:table-cell>
        </table:table-row>
        <table:table-row table:style-name="ro1">
          <table:table-cell office:value-type="string">
            <text:p>3D</text:p>
          </table:table-cell>
          <table:table-cell office:value-type="string">
            <text:p>N8</text:p>
          </table:table-cell>
          <table:table-cell office:value-type="float" office:value="61">
            <text:p>61</text:p>
          </table:table-cell>
          <table:table-cell table:formula="of:=&quot;Bat&quot;&amp;[.A58]&amp;&quot;-&quot;&amp;[.C58]" office:value-type="string" office:string-value="Bat3D-61">
            <text:p>Bat3D-61</text:p>
          </table:table-cell>
          <table:table-cell table:formula="of:=[.A58]&amp;&quot;-&quot;&amp;[.C58]" office:value-type="string" office:string-value="3D-61">
            <text:p>3D-61</text:p>
          </table:table-cell>
        </table:table-row>
        <table:table-row table:style-name="ro1">
          <table:table-cell office:value-type="string">
            <text:p>3D</text:p>
          </table:table-cell>
          <table:table-cell office:value-type="string">
            <text:p>N8</text:p>
          </table:table-cell>
          <table:table-cell office:value-type="float" office:value="62">
            <text:p>62</text:p>
          </table:table-cell>
          <table:table-cell table:formula="of:=&quot;Bat&quot;&amp;[.A59]&amp;&quot;-&quot;&amp;[.C59]" office:value-type="string" office:string-value="Bat3D-62">
            <text:p>Bat3D-62</text:p>
          </table:table-cell>
          <table:table-cell table:formula="of:=[.A59]&amp;&quot;-&quot;&amp;[.C59]" office:value-type="string" office:string-value="3D-62">
            <text:p>3D-62</text:p>
          </table:table-cell>
        </table:table-row>
        <table:table-row table:style-name="ro1">
          <table:table-cell office:value-type="string">
            <text:p>3E</text:p>
          </table:table-cell>
          <table:table-cell office:value-type="string">
            <text:p>N2</text:p>
          </table:table-cell>
          <table:table-cell office:value-type="string">
            <text:p>01</text:p>
          </table:table-cell>
          <table:table-cell table:formula="of:=&quot;Bat&quot;&amp;[.A60]&amp;&quot;-&quot;&amp;[.C60]" office:value-type="string" office:string-value="Bat3E-01">
            <text:p>Bat3E-01</text:p>
          </table:table-cell>
          <table:table-cell table:formula="of:=[.A60]&amp;&quot;-&quot;&amp;[.C60]" office:value-type="string" office:string-value="3E-01">
            <text:p>3E-01</text:p>
          </table:table-cell>
        </table:table-row>
        <table:table-row table:style-name="ro1">
          <table:table-cell office:value-type="string">
            <text:p>3E</text:p>
          </table:table-cell>
          <table:table-cell office:value-type="string">
            <text:p>N3</text:p>
          </table:table-cell>
          <table:table-cell office:value-type="float" office:value="11">
            <text:p>11</text:p>
          </table:table-cell>
          <table:table-cell table:formula="of:=&quot;Bat&quot;&amp;[.A61]&amp;&quot;-&quot;&amp;[.C61]" office:value-type="string" office:string-value="Bat3E-11">
            <text:p>Bat3E-11</text:p>
          </table:table-cell>
          <table:table-cell table:formula="of:=[.A61]&amp;&quot;-&quot;&amp;[.C61]" office:value-type="string" office:string-value="3E-11">
            <text:p>3E-11</text:p>
          </table:table-cell>
        </table:table-row>
        <table:table-row table:style-name="ro1">
          <table:table-cell office:value-type="string">
            <text:p>3E</text:p>
          </table:table-cell>
          <table:table-cell office:value-type="string">
            <text:p>N3</text:p>
          </table:table-cell>
          <table:table-cell office:value-type="float" office:value="12">
            <text:p>12</text:p>
          </table:table-cell>
          <table:table-cell table:formula="of:=&quot;Bat&quot;&amp;[.A62]&amp;&quot;-&quot;&amp;[.C62]" office:value-type="string" office:string-value="Bat3E-12">
            <text:p>Bat3E-12</text:p>
          </table:table-cell>
          <table:table-cell table:formula="of:=[.A62]&amp;&quot;-&quot;&amp;[.C62]" office:value-type="string" office:string-value="3E-12">
            <text:p>3E-12</text:p>
          </table:table-cell>
        </table:table-row>
        <table:table-row table:style-name="ro1">
          <table:table-cell office:value-type="string">
            <text:p>3E</text:p>
          </table:table-cell>
          <table:table-cell office:value-type="string">
            <text:p>N4</text:p>
          </table:table-cell>
          <table:table-cell office:value-type="float" office:value="21">
            <text:p>21</text:p>
          </table:table-cell>
          <table:table-cell table:formula="of:=&quot;Bat&quot;&amp;[.A63]&amp;&quot;-&quot;&amp;[.C63]" office:value-type="string" office:string-value="Bat3E-21">
            <text:p>Bat3E-21</text:p>
          </table:table-cell>
          <table:table-cell table:formula="of:=[.A63]&amp;&quot;-&quot;&amp;[.C63]" office:value-type="string" office:string-value="3E-21">
            <text:p>3E-21</text:p>
          </table:table-cell>
        </table:table-row>
        <table:table-row table:style-name="ro1">
          <table:table-cell office:value-type="string">
            <text:p>3E</text:p>
          </table:table-cell>
          <table:table-cell office:value-type="string">
            <text:p>N4</text:p>
          </table:table-cell>
          <table:table-cell office:value-type="float" office:value="22">
            <text:p>22</text:p>
          </table:table-cell>
          <table:table-cell table:formula="of:=&quot;Bat&quot;&amp;[.A64]&amp;&quot;-&quot;&amp;[.C64]" office:value-type="string" office:string-value="Bat3E-22">
            <text:p>Bat3E-22</text:p>
          </table:table-cell>
          <table:table-cell table:formula="of:=[.A64]&amp;&quot;-&quot;&amp;[.C64]" office:value-type="string" office:string-value="3E-22">
            <text:p>3E-22</text:p>
          </table:table-cell>
        </table:table-row>
        <table:table-row table:style-name="ro1">
          <table:table-cell office:value-type="string">
            <text:p>3E</text:p>
          </table:table-cell>
          <table:table-cell office:value-type="string">
            <text:p>N5</text:p>
          </table:table-cell>
          <table:table-cell office:value-type="float" office:value="31">
            <text:p>31</text:p>
          </table:table-cell>
          <table:table-cell table:formula="of:=&quot;Bat&quot;&amp;[.A65]&amp;&quot;-&quot;&amp;[.C65]" office:value-type="string" office:string-value="Bat3E-31">
            <text:p>Bat3E-31</text:p>
          </table:table-cell>
          <table:table-cell table:formula="of:=[.A65]&amp;&quot;-&quot;&amp;[.C65]" office:value-type="string" office:string-value="3E-31">
            <text:p>3E-31</text:p>
          </table:table-cell>
        </table:table-row>
        <table:table-row table:style-name="ro1">
          <table:table-cell office:value-type="string">
            <text:p>3E</text:p>
          </table:table-cell>
          <table:table-cell office:value-type="string">
            <text:p>N5</text:p>
          </table:table-cell>
          <table:table-cell office:value-type="float" office:value="32">
            <text:p>32</text:p>
          </table:table-cell>
          <table:table-cell table:formula="of:=&quot;Bat&quot;&amp;[.A66]&amp;&quot;-&quot;&amp;[.C66]" office:value-type="string" office:string-value="Bat3E-32">
            <text:p>Bat3E-32</text:p>
          </table:table-cell>
          <table:table-cell table:formula="of:=[.A66]&amp;&quot;-&quot;&amp;[.C66]" office:value-type="string" office:string-value="3E-32">
            <text:p>3E-32</text:p>
          </table:table-cell>
        </table:table-row>
        <table:table-row table:style-name="ro1">
          <table:table-cell office:value-type="string">
            <text:p>3E</text:p>
          </table:table-cell>
          <table:table-cell office:value-type="string">
            <text:p>N6</text:p>
          </table:table-cell>
          <table:table-cell office:value-type="float" office:value="41">
            <text:p>41</text:p>
          </table:table-cell>
          <table:table-cell table:formula="of:=&quot;Bat&quot;&amp;[.A67]&amp;&quot;-&quot;&amp;[.C67]" office:value-type="string" office:string-value="Bat3E-41">
            <text:p>Bat3E-41</text:p>
          </table:table-cell>
          <table:table-cell table:formula="of:=[.A67]&amp;&quot;-&quot;&amp;[.C67]" office:value-type="string" office:string-value="3E-41">
            <text:p>3E-41</text:p>
          </table:table-cell>
        </table:table-row>
        <table:table-row table:style-name="ro1">
          <table:table-cell office:value-type="string">
            <text:p>3E</text:p>
          </table:table-cell>
          <table:table-cell office:value-type="string">
            <text:p>N6</text:p>
          </table:table-cell>
          <table:table-cell office:value-type="float" office:value="42">
            <text:p>42</text:p>
          </table:table-cell>
          <table:table-cell table:formula="of:=&quot;Bat&quot;&amp;[.A68]&amp;&quot;-&quot;&amp;[.C68]" office:value-type="string" office:string-value="Bat3E-42">
            <text:p>Bat3E-42</text:p>
          </table:table-cell>
          <table:table-cell table:formula="of:=[.A68]&amp;&quot;-&quot;&amp;[.C68]" office:value-type="string" office:string-value="3E-42">
            <text:p>3E-42</text:p>
          </table:table-cell>
        </table:table-row>
        <table:table-row table:style-name="ro1">
          <table:table-cell office:value-type="string">
            <text:p>3E</text:p>
          </table:table-cell>
          <table:table-cell office:value-type="string">
            <text:p>N7</text:p>
          </table:table-cell>
          <table:table-cell office:value-type="float" office:value="51">
            <text:p>51</text:p>
          </table:table-cell>
          <table:table-cell table:formula="of:=&quot;Bat&quot;&amp;[.A69]&amp;&quot;-&quot;&amp;[.C69]" office:value-type="string" office:string-value="Bat3E-51">
            <text:p>Bat3E-51</text:p>
          </table:table-cell>
          <table:table-cell table:formula="of:=[.A69]&amp;&quot;-&quot;&amp;[.C69]" office:value-type="string" office:string-value="3E-51">
            <text:p>3E-51</text:p>
          </table:table-cell>
        </table:table-row>
        <table:table-row table:style-name="ro1">
          <table:table-cell office:value-type="string">
            <text:p>3E</text:p>
          </table:table-cell>
          <table:table-cell office:value-type="string">
            <text:p>N7</text:p>
          </table:table-cell>
          <table:table-cell office:value-type="float" office:value="52">
            <text:p>52</text:p>
          </table:table-cell>
          <table:table-cell table:formula="of:=&quot;Bat&quot;&amp;[.A70]&amp;&quot;-&quot;&amp;[.C70]" office:value-type="string" office:string-value="Bat3E-52">
            <text:p>Bat3E-52</text:p>
          </table:table-cell>
          <table:table-cell table:formula="of:=[.A70]&amp;&quot;-&quot;&amp;[.C70]" office:value-type="string" office:string-value="3E-52">
            <text:p>3E-52</text:p>
          </table:table-cell>
        </table:table-row>
        <table:table-row table:style-name="ro1">
          <table:table-cell office:value-type="string">
            <text:p>3E</text:p>
          </table:table-cell>
          <table:table-cell office:value-type="string">
            <text:p>N8</text:p>
          </table:table-cell>
          <table:table-cell office:value-type="float" office:value="61">
            <text:p>61</text:p>
          </table:table-cell>
          <table:table-cell table:formula="of:=&quot;Bat&quot;&amp;[.A71]&amp;&quot;-&quot;&amp;[.C71]" office:value-type="string" office:string-value="Bat3E-61">
            <text:p>Bat3E-61</text:p>
          </table:table-cell>
          <table:table-cell table:formula="of:=[.A71]&amp;&quot;-&quot;&amp;[.C71]" office:value-type="string" office:string-value="3E-61">
            <text:p>3E-61</text:p>
          </table:table-cell>
        </table:table-row>
        <table:table-row table:style-name="ro1">
          <table:table-cell office:value-type="string">
            <text:p>3E</text:p>
          </table:table-cell>
          <table:table-cell office:value-type="string">
            <text:p>N8</text:p>
          </table:table-cell>
          <table:table-cell office:value-type="float" office:value="62">
            <text:p>62</text:p>
          </table:table-cell>
          <table:table-cell table:formula="of:=&quot;Bat&quot;&amp;[.A72]&amp;&quot;-&quot;&amp;[.C72]" office:value-type="string" office:string-value="Bat3E-62">
            <text:p>Bat3E-62</text:p>
          </table:table-cell>
          <table:table-cell table:formula="of:=[.A72]&amp;&quot;-&quot;&amp;[.C72]" office:value-type="string" office:string-value="3E-62">
            <text:p>3E-62</text:p>
          </table:table-cell>
        </table:table-row>
        <table:table-row table:style-name="ro1">
          <table:table-cell office:value-type="string">
            <text:p>5A</text:p>
          </table:table-cell>
          <table:table-cell office:value-type="string">
            <text:p>N0</text:p>
          </table:table-cell>
          <table:table-cell office:value-type="string">
            <text:p>01</text:p>
          </table:table-cell>
          <table:table-cell table:formula="of:=&quot;Bat&quot;&amp;[.A73]&amp;&quot;-&quot;&amp;[.C73]" office:value-type="string" office:string-value="Bat5A-01">
            <text:p>Bat5A-01</text:p>
          </table:table-cell>
          <table:table-cell table:formula="of:=[.A73]&amp;&quot;-&quot;&amp;[.C73]" office:value-type="string" office:string-value="5A-01">
            <text:p>5A-01</text:p>
          </table:table-cell>
        </table:table-row>
        <table:table-row table:style-name="ro1">
          <table:table-cell office:value-type="string">
            <text:p>5A</text:p>
          </table:table-cell>
          <table:table-cell office:value-type="string">
            <text:p>N0</text:p>
          </table:table-cell>
          <table:table-cell office:value-type="string">
            <text:p>02</text:p>
          </table:table-cell>
          <table:table-cell table:formula="of:=&quot;Bat&quot;&amp;[.A74]&amp;&quot;-&quot;&amp;[.C74]" office:value-type="string" office:string-value="Bat5A-02">
            <text:p>Bat5A-02</text:p>
          </table:table-cell>
          <table:table-cell table:formula="of:=[.A74]&amp;&quot;-&quot;&amp;[.C74]" office:value-type="string" office:string-value="5A-02">
            <text:p>5A-02</text:p>
          </table:table-cell>
        </table:table-row>
        <table:table-row table:style-name="ro1">
          <table:table-cell office:value-type="string">
            <text:p>5A</text:p>
          </table:table-cell>
          <table:table-cell office:value-type="string">
            <text:p>N1</text:p>
          </table:table-cell>
          <table:table-cell office:value-type="float" office:value="11">
            <text:p>11</text:p>
          </table:table-cell>
          <table:table-cell table:formula="of:=&quot;Bat&quot;&amp;[.A75]&amp;&quot;-&quot;&amp;[.C75]" office:value-type="string" office:string-value="Bat5A-11">
            <text:p>Bat5A-11</text:p>
          </table:table-cell>
          <table:table-cell table:formula="of:=[.A75]&amp;&quot;-&quot;&amp;[.C75]" office:value-type="string" office:string-value="5A-11">
            <text:p>5A-11</text:p>
          </table:table-cell>
        </table:table-row>
        <table:table-row table:style-name="ro1">
          <table:table-cell office:value-type="string">
            <text:p>5A</text:p>
          </table:table-cell>
          <table:table-cell office:value-type="string">
            <text:p>N1</text:p>
          </table:table-cell>
          <table:table-cell office:value-type="float" office:value="12">
            <text:p>12</text:p>
          </table:table-cell>
          <table:table-cell table:formula="of:=&quot;Bat&quot;&amp;[.A76]&amp;&quot;-&quot;&amp;[.C76]" office:value-type="string" office:string-value="Bat5A-12">
            <text:p>Bat5A-12</text:p>
          </table:table-cell>
          <table:table-cell table:formula="of:=[.A76]&amp;&quot;-&quot;&amp;[.C76]" office:value-type="string" office:string-value="5A-12">
            <text:p>5A-12</text:p>
          </table:table-cell>
        </table:table-row>
        <table:table-row table:style-name="ro1">
          <table:table-cell office:value-type="string">
            <text:p>5A</text:p>
          </table:table-cell>
          <table:table-cell office:value-type="string">
            <text:p>N2</text:p>
          </table:table-cell>
          <table:table-cell office:value-type="float" office:value="21">
            <text:p>21</text:p>
          </table:table-cell>
          <table:table-cell table:formula="of:=&quot;Bat&quot;&amp;[.A77]&amp;&quot;-&quot;&amp;[.C77]" office:value-type="string" office:string-value="Bat5A-21">
            <text:p>Bat5A-21</text:p>
          </table:table-cell>
          <table:table-cell table:formula="of:=[.A77]&amp;&quot;-&quot;&amp;[.C77]" office:value-type="string" office:string-value="5A-21">
            <text:p>5A-21</text:p>
          </table:table-cell>
        </table:table-row>
        <table:table-row table:style-name="ro1">
          <table:table-cell office:value-type="string">
            <text:p>5A</text:p>
          </table:table-cell>
          <table:table-cell office:value-type="string">
            <text:p>N2</text:p>
          </table:table-cell>
          <table:table-cell office:value-type="float" office:value="22">
            <text:p>22</text:p>
          </table:table-cell>
          <table:table-cell table:formula="of:=&quot;Bat&quot;&amp;[.A78]&amp;&quot;-&quot;&amp;[.C78]" office:value-type="string" office:string-value="Bat5A-22">
            <text:p>Bat5A-22</text:p>
          </table:table-cell>
          <table:table-cell table:formula="of:=[.A78]&amp;&quot;-&quot;&amp;[.C78]" office:value-type="string" office:string-value="5A-22">
            <text:p>5A-22</text:p>
          </table:table-cell>
        </table:table-row>
        <table:table-row table:style-name="ro1">
          <table:table-cell office:value-type="string">
            <text:p>5A</text:p>
          </table:table-cell>
          <table:table-cell office:value-type="string">
            <text:p>N3</text:p>
          </table:table-cell>
          <table:table-cell office:value-type="float" office:value="31">
            <text:p>31</text:p>
          </table:table-cell>
          <table:table-cell table:formula="of:=&quot;Bat&quot;&amp;[.A79]&amp;&quot;-&quot;&amp;[.C79]" office:value-type="string" office:string-value="Bat5A-31">
            <text:p>Bat5A-31</text:p>
          </table:table-cell>
          <table:table-cell table:formula="of:=[.A79]&amp;&quot;-&quot;&amp;[.C79]" office:value-type="string" office:string-value="5A-31">
            <text:p>5A-31</text:p>
          </table:table-cell>
        </table:table-row>
        <table:table-row table:style-name="ro1">
          <table:table-cell office:value-type="string">
            <text:p>5A</text:p>
          </table:table-cell>
          <table:table-cell office:value-type="string">
            <text:p>N3</text:p>
          </table:table-cell>
          <table:table-cell office:value-type="float" office:value="32">
            <text:p>32</text:p>
          </table:table-cell>
          <table:table-cell table:formula="of:=&quot;Bat&quot;&amp;[.A80]&amp;&quot;-&quot;&amp;[.C80]" office:value-type="string" office:string-value="Bat5A-32">
            <text:p>Bat5A-32</text:p>
          </table:table-cell>
          <table:table-cell table:formula="of:=[.A80]&amp;&quot;-&quot;&amp;[.C80]" office:value-type="string" office:string-value="5A-32">
            <text:p>5A-32</text:p>
          </table:table-cell>
        </table:table-row>
        <table:table-row table:style-name="ro1">
          <table:table-cell office:value-type="string">
            <text:p>5A</text:p>
          </table:table-cell>
          <table:table-cell office:value-type="string">
            <text:p>N4</text:p>
          </table:table-cell>
          <table:table-cell office:value-type="float" office:value="41">
            <text:p>41</text:p>
          </table:table-cell>
          <table:table-cell table:formula="of:=&quot;Bat&quot;&amp;[.A81]&amp;&quot;-&quot;&amp;[.C81]" office:value-type="string" office:string-value="Bat5A-41">
            <text:p>Bat5A-41</text:p>
          </table:table-cell>
          <table:table-cell table:formula="of:=[.A81]&amp;&quot;-&quot;&amp;[.C81]" office:value-type="string" office:string-value="5A-41">
            <text:p>5A-41</text:p>
          </table:table-cell>
        </table:table-row>
        <table:table-row table:style-name="ro1">
          <table:table-cell office:value-type="string">
            <text:p>5A</text:p>
          </table:table-cell>
          <table:table-cell office:value-type="string">
            <text:p>N4</text:p>
          </table:table-cell>
          <table:table-cell office:value-type="float" office:value="42">
            <text:p>42</text:p>
          </table:table-cell>
          <table:table-cell table:formula="of:=&quot;Bat&quot;&amp;[.A82]&amp;&quot;-&quot;&amp;[.C82]" office:value-type="string" office:string-value="Bat5A-42">
            <text:p>Bat5A-42</text:p>
          </table:table-cell>
          <table:table-cell table:formula="of:=[.A82]&amp;&quot;-&quot;&amp;[.C82]" office:value-type="string" office:string-value="5A-42">
            <text:p>5A-42</text:p>
          </table:table-cell>
        </table:table-row>
        <table:table-row table:style-name="ro1">
          <table:table-cell office:value-type="string">
            <text:p>5A</text:p>
          </table:table-cell>
          <table:table-cell office:value-type="string">
            <text:p>N5</text:p>
          </table:table-cell>
          <table:table-cell office:value-type="float" office:value="51">
            <text:p>51</text:p>
          </table:table-cell>
          <table:table-cell table:formula="of:=&quot;Bat&quot;&amp;[.A83]&amp;&quot;-&quot;&amp;[.C83]" office:value-type="string" office:string-value="Bat5A-51">
            <text:p>Bat5A-51</text:p>
          </table:table-cell>
          <table:table-cell table:formula="of:=[.A83]&amp;&quot;-&quot;&amp;[.C83]" office:value-type="string" office:string-value="5A-51">
            <text:p>5A-51</text:p>
          </table:table-cell>
        </table:table-row>
        <table:table-row table:style-name="ro1">
          <table:table-cell office:value-type="string">
            <text:p>5A</text:p>
          </table:table-cell>
          <table:table-cell office:value-type="string">
            <text:p>N5</text:p>
          </table:table-cell>
          <table:table-cell office:value-type="float" office:value="52">
            <text:p>52</text:p>
          </table:table-cell>
          <table:table-cell table:formula="of:=&quot;Bat&quot;&amp;[.A84]&amp;&quot;-&quot;&amp;[.C84]" office:value-type="string" office:string-value="Bat5A-52">
            <text:p>Bat5A-52</text:p>
          </table:table-cell>
          <table:table-cell table:formula="of:=[.A84]&amp;&quot;-&quot;&amp;[.C84]" office:value-type="string" office:string-value="5A-52">
            <text:p>5A-52</text:p>
          </table:table-cell>
        </table:table-row>
        <table:table-row table:style-name="ro1">
          <table:table-cell office:value-type="string">
            <text:p>5B</text:p>
          </table:table-cell>
          <table:table-cell office:value-type="string">
            <text:p>N1</text:p>
          </table:table-cell>
          <table:table-cell office:value-type="float" office:value="11">
            <text:p>11</text:p>
          </table:table-cell>
          <table:table-cell table:formula="of:=&quot;Bat&quot;&amp;[.A85]&amp;&quot;-&quot;&amp;[.C85]" office:value-type="string" office:string-value="Bat5B-11">
            <text:p>Bat5B-11</text:p>
          </table:table-cell>
          <table:table-cell table:formula="of:=[.A85]&amp;&quot;-&quot;&amp;[.C85]" office:value-type="string" office:string-value="5B-11">
            <text:p>5B-11</text:p>
          </table:table-cell>
        </table:table-row>
        <table:table-row table:style-name="ro1">
          <table:table-cell office:value-type="string">
            <text:p>5B</text:p>
          </table:table-cell>
          <table:table-cell office:value-type="string">
            <text:p>N1</text:p>
          </table:table-cell>
          <table:table-cell office:value-type="float" office:value="12">
            <text:p>12</text:p>
          </table:table-cell>
          <table:table-cell table:formula="of:=&quot;Bat&quot;&amp;[.A86]&amp;&quot;-&quot;&amp;[.C86]" office:value-type="string" office:string-value="Bat5B-12">
            <text:p>Bat5B-12</text:p>
          </table:table-cell>
          <table:table-cell table:formula="of:=[.A86]&amp;&quot;-&quot;&amp;[.C86]" office:value-type="string" office:string-value="5B-12">
            <text:p>5B-12</text:p>
          </table:table-cell>
        </table:table-row>
        <table:table-row table:style-name="ro1">
          <table:table-cell office:value-type="string">
            <text:p>5B</text:p>
          </table:table-cell>
          <table:table-cell office:value-type="string">
            <text:p>N2</text:p>
          </table:table-cell>
          <table:table-cell office:value-type="float" office:value="21">
            <text:p>21</text:p>
          </table:table-cell>
          <table:table-cell table:formula="of:=&quot;Bat&quot;&amp;[.A87]&amp;&quot;-&quot;&amp;[.C87]" office:value-type="string" office:string-value="Bat5B-21">
            <text:p>Bat5B-21</text:p>
          </table:table-cell>
          <table:table-cell table:formula="of:=[.A87]&amp;&quot;-&quot;&amp;[.C87]" office:value-type="string" office:string-value="5B-21">
            <text:p>5B-21</text:p>
          </table:table-cell>
        </table:table-row>
        <table:table-row table:style-name="ro1">
          <table:table-cell office:value-type="string">
            <text:p>5B</text:p>
          </table:table-cell>
          <table:table-cell office:value-type="string">
            <text:p>N2</text:p>
          </table:table-cell>
          <table:table-cell office:value-type="float" office:value="22">
            <text:p>22</text:p>
          </table:table-cell>
          <table:table-cell table:formula="of:=&quot;Bat&quot;&amp;[.A88]&amp;&quot;-&quot;&amp;[.C88]" office:value-type="string" office:string-value="Bat5B-22">
            <text:p>Bat5B-22</text:p>
          </table:table-cell>
          <table:table-cell table:formula="of:=[.A88]&amp;&quot;-&quot;&amp;[.C88]" office:value-type="string" office:string-value="5B-22">
            <text:p>5B-22</text:p>
          </table:table-cell>
        </table:table-row>
        <table:table-row table:style-name="ro1">
          <table:table-cell office:value-type="string">
            <text:p>5B</text:p>
          </table:table-cell>
          <table:table-cell office:value-type="string">
            <text:p>N3</text:p>
          </table:table-cell>
          <table:table-cell office:value-type="float" office:value="31">
            <text:p>31</text:p>
          </table:table-cell>
          <table:table-cell table:formula="of:=&quot;Bat&quot;&amp;[.A89]&amp;&quot;-&quot;&amp;[.C89]" office:value-type="string" office:string-value="Bat5B-31">
            <text:p>Bat5B-31</text:p>
          </table:table-cell>
          <table:table-cell table:formula="of:=[.A89]&amp;&quot;-&quot;&amp;[.C89]" office:value-type="string" office:string-value="5B-31">
            <text:p>5B-31</text:p>
          </table:table-cell>
        </table:table-row>
        <table:table-row table:style-name="ro1">
          <table:table-cell office:value-type="string">
            <text:p>5B</text:p>
          </table:table-cell>
          <table:table-cell office:value-type="string">
            <text:p>N3</text:p>
          </table:table-cell>
          <table:table-cell office:value-type="float" office:value="32">
            <text:p>32</text:p>
          </table:table-cell>
          <table:table-cell table:formula="of:=&quot;Bat&quot;&amp;[.A90]&amp;&quot;-&quot;&amp;[.C90]" office:value-type="string" office:string-value="Bat5B-32">
            <text:p>Bat5B-32</text:p>
          </table:table-cell>
          <table:table-cell table:formula="of:=[.A90]&amp;&quot;-&quot;&amp;[.C90]" office:value-type="string" office:string-value="5B-32">
            <text:p>5B-32</text:p>
          </table:table-cell>
        </table:table-row>
        <table:table-row table:style-name="ro1">
          <table:table-cell office:value-type="string">
            <text:p>5B</text:p>
          </table:table-cell>
          <table:table-cell office:value-type="string">
            <text:p>N4</text:p>
          </table:table-cell>
          <table:table-cell office:value-type="float" office:value="41">
            <text:p>41</text:p>
          </table:table-cell>
          <table:table-cell table:formula="of:=&quot;Bat&quot;&amp;[.A91]&amp;&quot;-&quot;&amp;[.C91]" office:value-type="string" office:string-value="Bat5B-41">
            <text:p>Bat5B-41</text:p>
          </table:table-cell>
          <table:table-cell table:formula="of:=[.A91]&amp;&quot;-&quot;&amp;[.C91]" office:value-type="string" office:string-value="5B-41">
            <text:p>5B-41</text:p>
          </table:table-cell>
        </table:table-row>
        <table:table-row table:style-name="ro1">
          <table:table-cell office:value-type="string">
            <text:p>5B</text:p>
          </table:table-cell>
          <table:table-cell office:value-type="string">
            <text:p>N4</text:p>
          </table:table-cell>
          <table:table-cell office:value-type="float" office:value="42">
            <text:p>42</text:p>
          </table:table-cell>
          <table:table-cell table:formula="of:=&quot;Bat&quot;&amp;[.A92]&amp;&quot;-&quot;&amp;[.C92]" office:value-type="string" office:string-value="Bat5B-42">
            <text:p>Bat5B-42</text:p>
          </table:table-cell>
          <table:table-cell table:formula="of:=[.A92]&amp;&quot;-&quot;&amp;[.C92]" office:value-type="string" office:string-value="5B-42">
            <text:p>5B-42</text:p>
          </table:table-cell>
        </table:table-row>
        <table:table-row table:style-name="ro1">
          <table:table-cell office:value-type="string">
            <text:p>5B</text:p>
          </table:table-cell>
          <table:table-cell office:value-type="string">
            <text:p>N5</text:p>
          </table:table-cell>
          <table:table-cell office:value-type="float" office:value="51">
            <text:p>51</text:p>
          </table:table-cell>
          <table:table-cell table:formula="of:=&quot;Bat&quot;&amp;[.A93]&amp;&quot;-&quot;&amp;[.C93]" office:value-type="string" office:string-value="Bat5B-51">
            <text:p>Bat5B-51</text:p>
          </table:table-cell>
          <table:table-cell table:formula="of:=[.A93]&amp;&quot;-&quot;&amp;[.C93]" office:value-type="string" office:string-value="5B-51">
            <text:p>5B-51</text:p>
          </table:table-cell>
        </table:table-row>
        <table:table-row table:style-name="ro1">
          <table:table-cell office:value-type="string">
            <text:p>5B</text:p>
          </table:table-cell>
          <table:table-cell office:value-type="string">
            <text:p>N5</text:p>
          </table:table-cell>
          <table:table-cell office:value-type="float" office:value="52">
            <text:p>52</text:p>
          </table:table-cell>
          <table:table-cell table:formula="of:=&quot;Bat&quot;&amp;[.A94]&amp;&quot;-&quot;&amp;[.C94]" office:value-type="string" office:string-value="Bat5B-52">
            <text:p>Bat5B-52</text:p>
          </table:table-cell>
          <table:table-cell table:formula="of:=[.A94]&amp;&quot;-&quot;&amp;[.C94]" office:value-type="string" office:string-value="5B-52">
            <text:p>5B-52</text:p>
          </table:table-cell>
        </table:table-row>
        <table:table-row table:style-name="ro1">
          <table:table-cell office:value-type="string">
            <text:p>5C</text:p>
          </table:table-cell>
          <table:table-cell office:value-type="string">
            <text:p>N0</text:p>
          </table:table-cell>
          <table:table-cell office:value-type="string">
            <text:p>RI2 01</text:p>
          </table:table-cell>
          <table:table-cell table:formula="of:=&quot;Bat&quot;&amp;[.A95]&amp;&quot;-&quot;&amp;[.C95]" office:value-type="string" office:string-value="Bat5C-RI2 01">
            <text:p>Bat5C-RI2 01</text:p>
          </table:table-cell>
          <table:table-cell table:formula="of:=[.A95]&amp;&quot;-&quot;&amp;[.C95]" office:value-type="string" office:string-value="5C-RI2 01">
            <text:p>5C-RI2 01</text:p>
          </table:table-cell>
        </table:table-row>
        <table:table-row table:style-name="ro1">
          <table:table-cell office:value-type="string">
            <text:p>5C</text:p>
          </table:table-cell>
          <table:table-cell office:value-type="string">
            <text:p>N0</text:p>
          </table:table-cell>
          <table:table-cell office:value-type="string">
            <text:p>RI2 02</text:p>
          </table:table-cell>
          <table:table-cell table:formula="of:=&quot;Bat&quot;&amp;[.A96]&amp;&quot;-&quot;&amp;[.C96]" office:value-type="string" office:string-value="Bat5C-RI2 02">
            <text:p>Bat5C-RI2 02</text:p>
          </table:table-cell>
          <table:table-cell table:formula="of:=[.A96]&amp;&quot;-&quot;&amp;[.C96]" office:value-type="string" office:string-value="5C-RI2 02">
            <text:p>5C-RI2 02</text:p>
          </table:table-cell>
        </table:table-row>
        <table:table-row table:style-name="ro1">
          <table:table-cell office:value-type="string">
            <text:p>5C</text:p>
          </table:table-cell>
          <table:table-cell office:value-type="string">
            <text:p>N1</text:p>
          </table:table-cell>
          <table:table-cell office:value-type="string">
            <text:p>RI1 01</text:p>
          </table:table-cell>
          <table:table-cell table:formula="of:=&quot;Bat&quot;&amp;[.A97]&amp;&quot;-&quot;&amp;[.C97]" office:value-type="string" office:string-value="Bat5C-RI1 01">
            <text:p>Bat5C-RI1 01</text:p>
          </table:table-cell>
          <table:table-cell table:formula="of:=[.A97]&amp;&quot;-&quot;&amp;[.C97]" office:value-type="string" office:string-value="5C-RI1 01">
            <text:p>5C-RI1 01</text:p>
          </table:table-cell>
        </table:table-row>
        <table:table-row table:style-name="ro1">
          <table:table-cell office:value-type="string">
            <text:p>5C</text:p>
          </table:table-cell>
          <table:table-cell office:value-type="string">
            <text:p>N1</text:p>
          </table:table-cell>
          <table:table-cell office:value-type="string">
            <text:p>RI1 02</text:p>
          </table:table-cell>
          <table:table-cell table:formula="of:=&quot;Bat&quot;&amp;[.A98]&amp;&quot;-&quot;&amp;[.C98]" office:value-type="string" office:string-value="Bat5C-RI1 02">
            <text:p>Bat5C-RI1 02</text:p>
          </table:table-cell>
          <table:table-cell table:formula="of:=[.A98]&amp;&quot;-&quot;&amp;[.C98]" office:value-type="string" office:string-value="5C-RI1 02">
            <text:p>5C-RI1 02</text:p>
          </table:table-cell>
        </table:table-row>
        <table:table-row table:style-name="ro1">
          <table:table-cell office:value-type="string">
            <text:p>5C</text:p>
          </table:table-cell>
          <table:table-cell office:value-type="string">
            <text:p>N2</text:p>
          </table:table-cell>
          <table:table-cell office:value-type="string">
            <text:p>01</text:p>
          </table:table-cell>
          <table:table-cell table:formula="of:=&quot;Bat&quot;&amp;[.A99]&amp;&quot;-&quot;&amp;[.C99]" office:value-type="string" office:string-value="Bat5C-01">
            <text:p>Bat5C-01</text:p>
          </table:table-cell>
          <table:table-cell table:formula="of:=[.A99]&amp;&quot;-&quot;&amp;[.C99]" office:value-type="string" office:string-value="5C-01">
            <text:p>5C-01</text:p>
          </table:table-cell>
        </table:table-row>
        <table:table-row table:style-name="ro1">
          <table:table-cell office:value-type="string">
            <text:p>5C</text:p>
          </table:table-cell>
          <table:table-cell office:value-type="string">
            <text:p>N2</text:p>
          </table:table-cell>
          <table:table-cell office:value-type="string">
            <text:p>Communal</text:p>
          </table:table-cell>
          <table:table-cell table:formula="of:=&quot;Bat&quot;&amp;[.A100]&amp;&quot;-&quot;&amp;[.C100]" office:value-type="string" office:string-value="Bat5C-Communal">
            <text:p>Bat5C-Communal</text:p>
          </table:table-cell>
          <table:table-cell table:formula="of:=[.A100]&amp;&quot;-&quot;&amp;[.C100]" office:value-type="string" office:string-value="5C-Communal">
            <text:p>5C-Communal</text:p>
          </table:table-cell>
        </table:table-row>
        <table:table-row table:style-name="ro1">
          <table:table-cell office:value-type="string">
            <text:p>5C</text:p>
          </table:table-cell>
          <table:table-cell office:value-type="string">
            <text:p>N3</text:p>
          </table:table-cell>
          <table:table-cell office:value-type="float" office:value="11">
            <text:p>11</text:p>
          </table:table-cell>
          <table:table-cell table:formula="of:=&quot;Bat&quot;&amp;[.A101]&amp;&quot;-&quot;&amp;[.C101]" office:value-type="string" office:string-value="Bat5C-11">
            <text:p>Bat5C-11</text:p>
          </table:table-cell>
          <table:table-cell table:formula="of:=[.A101]&amp;&quot;-&quot;&amp;[.C101]" office:value-type="string" office:string-value="5C-11">
            <text:p>5C-11</text:p>
          </table:table-cell>
        </table:table-row>
        <table:table-row table:style-name="ro1">
          <table:table-cell office:value-type="string">
            <text:p>5C</text:p>
          </table:table-cell>
          <table:table-cell office:value-type="string">
            <text:p>N3</text:p>
          </table:table-cell>
          <table:table-cell office:value-type="float" office:value="12">
            <text:p>12</text:p>
          </table:table-cell>
          <table:table-cell table:formula="of:=&quot;Bat&quot;&amp;[.A102]&amp;&quot;-&quot;&amp;[.C102]" office:value-type="string" office:string-value="Bat5C-12">
            <text:p>Bat5C-12</text:p>
          </table:table-cell>
          <table:table-cell table:formula="of:=[.A102]&amp;&quot;-&quot;&amp;[.C102]" office:value-type="string" office:string-value="5C-12">
            <text:p>5C-12</text:p>
          </table:table-cell>
        </table:table-row>
        <table:table-row table:style-name="ro1">
          <table:table-cell office:value-type="string">
            <text:p>5D</text:p>
          </table:table-cell>
          <table:table-cell office:value-type="string">
            <text:p>N0</text:p>
          </table:table-cell>
          <table:table-cell office:value-type="string">
            <text:p>RI2 01</text:p>
          </table:table-cell>
          <table:table-cell table:formula="of:=&quot;Bat&quot;&amp;[.A103]&amp;&quot;-&quot;&amp;[.C103]" office:value-type="string" office:string-value="Bat5D-RI2 01">
            <text:p>Bat5D-RI2 01</text:p>
          </table:table-cell>
          <table:table-cell table:formula="of:=[.A103]&amp;&quot;-&quot;&amp;[.C103]" office:value-type="string" office:string-value="5D-RI2 01">
            <text:p>5D-RI2 01</text:p>
          </table:table-cell>
        </table:table-row>
        <table:table-row table:style-name="ro1">
          <table:table-cell office:value-type="string">
            <text:p>5D</text:p>
          </table:table-cell>
          <table:table-cell office:value-type="string">
            <text:p>N0</text:p>
          </table:table-cell>
          <table:table-cell office:value-type="string">
            <text:p>RI2 02</text:p>
          </table:table-cell>
          <table:table-cell table:formula="of:=&quot;Bat&quot;&amp;[.A104]&amp;&quot;-&quot;&amp;[.C104]" office:value-type="string" office:string-value="Bat5D-RI2 02">
            <text:p>Bat5D-RI2 02</text:p>
          </table:table-cell>
          <table:table-cell table:formula="of:=[.A104]&amp;&quot;-&quot;&amp;[.C104]" office:value-type="string" office:string-value="5D-RI2 02">
            <text:p>5D-RI2 02</text:p>
          </table:table-cell>
        </table:table-row>
        <table:table-row table:style-name="ro1">
          <table:table-cell office:value-type="string">
            <text:p>5D</text:p>
          </table:table-cell>
          <table:table-cell office:value-type="string">
            <text:p>N1</text:p>
          </table:table-cell>
          <table:table-cell office:value-type="string">
            <text:p>RI1 01</text:p>
          </table:table-cell>
          <table:table-cell table:formula="of:=&quot;Bat&quot;&amp;[.A105]&amp;&quot;-&quot;&amp;[.C105]" office:value-type="string" office:string-value="Bat5D-RI1 01">
            <text:p>Bat5D-RI1 01</text:p>
          </table:table-cell>
          <table:table-cell table:formula="of:=[.A105]&amp;&quot;-&quot;&amp;[.C105]" office:value-type="string" office:string-value="5D-RI1 01">
            <text:p>5D-RI1 01</text:p>
          </table:table-cell>
        </table:table-row>
        <table:table-row table:style-name="ro1">
          <table:table-cell office:value-type="string">
            <text:p>5D</text:p>
          </table:table-cell>
          <table:table-cell office:value-type="string">
            <text:p>N1</text:p>
          </table:table-cell>
          <table:table-cell office:value-type="string">
            <text:p>RI1 02</text:p>
          </table:table-cell>
          <table:table-cell table:formula="of:=&quot;Bat&quot;&amp;[.A106]&amp;&quot;-&quot;&amp;[.C106]" office:value-type="string" office:string-value="Bat5D-RI1 02">
            <text:p>Bat5D-RI1 02</text:p>
          </table:table-cell>
          <table:table-cell table:formula="of:=[.A106]&amp;&quot;-&quot;&amp;[.C106]" office:value-type="string" office:string-value="5D-RI1 02">
            <text:p>5D-RI1 02</text:p>
          </table:table-cell>
        </table:table-row>
        <table:table-row table:style-name="ro1">
          <table:table-cell office:value-type="string">
            <text:p>5D</text:p>
          </table:table-cell>
          <table:table-cell office:value-type="string">
            <text:p>N2</text:p>
          </table:table-cell>
          <table:table-cell office:value-type="string">
            <text:p>01</text:p>
          </table:table-cell>
          <table:table-cell table:formula="of:=&quot;Bat&quot;&amp;[.A107]&amp;&quot;-&quot;&amp;[.C107]" office:value-type="string" office:string-value="Bat5D-01">
            <text:p>Bat5D-01</text:p>
          </table:table-cell>
          <table:table-cell table:formula="of:=[.A107]&amp;&quot;-&quot;&amp;[.C107]" office:value-type="string" office:string-value="5D-01">
            <text:p>5D-01</text:p>
          </table:table-cell>
        </table:table-row>
        <table:table-row table:style-name="ro1">
          <table:table-cell office:value-type="string">
            <text:p>5D</text:p>
          </table:table-cell>
          <table:table-cell office:value-type="string">
            <text:p>N2</text:p>
          </table:table-cell>
          <table:table-cell office:value-type="string">
            <text:p>02</text:p>
          </table:table-cell>
          <table:table-cell table:formula="of:=&quot;Bat&quot;&amp;[.A108]&amp;&quot;-&quot;&amp;[.C108]" office:value-type="string" office:string-value="Bat5D-02">
            <text:p>Bat5D-02</text:p>
          </table:table-cell>
          <table:table-cell table:formula="of:=[.A108]&amp;&quot;-&quot;&amp;[.C108]" office:value-type="string" office:string-value="5D-02">
            <text:p>5D-02</text:p>
          </table:table-cell>
        </table:table-row>
        <table:table-row table:style-name="ro1">
          <table:table-cell office:value-type="string">
            <text:p>5D</text:p>
          </table:table-cell>
          <table:table-cell office:value-type="string">
            <text:p>N3</text:p>
          </table:table-cell>
          <table:table-cell office:value-type="float" office:value="11">
            <text:p>11</text:p>
          </table:table-cell>
          <table:table-cell table:formula="of:=&quot;Bat&quot;&amp;[.A109]&amp;&quot;-&quot;&amp;[.C109]" office:value-type="string" office:string-value="Bat5D-11">
            <text:p>Bat5D-11</text:p>
          </table:table-cell>
          <table:table-cell table:formula="of:=[.A109]&amp;&quot;-&quot;&amp;[.C109]" office:value-type="string" office:string-value="5D-11">
            <text:p>5D-11</text:p>
          </table:table-cell>
        </table:table-row>
        <table:table-row table:style-name="ro1">
          <table:table-cell office:value-type="string">
            <text:p>5D</text:p>
          </table:table-cell>
          <table:table-cell office:value-type="string">
            <text:p>N3</text:p>
          </table:table-cell>
          <table:table-cell office:value-type="float" office:value="12">
            <text:p>12</text:p>
          </table:table-cell>
          <table:table-cell table:formula="of:=&quot;Bat&quot;&amp;[.A110]&amp;&quot;-&quot;&amp;[.C110]" office:value-type="string" office:string-value="Bat5D-12">
            <text:p>Bat5D-12</text:p>
          </table:table-cell>
          <table:table-cell table:formula="of:=[.A110]&amp;&quot;-&quot;&amp;[.C110]" office:value-type="string" office:string-value="5D-12">
            <text:p>5D-12</text:p>
          </table:table-cell>
        </table:table-row>
        <table:table-row table:style-name="ro1">
          <table:table-cell office:value-type="string">
            <text:p>5D</text:p>
          </table:table-cell>
          <table:table-cell office:value-type="string">
            <text:p>N4</text:p>
          </table:table-cell>
          <table:table-cell office:value-type="float" office:value="21">
            <text:p>21</text:p>
          </table:table-cell>
          <table:table-cell table:formula="of:=&quot;Bat&quot;&amp;[.A111]&amp;&quot;-&quot;&amp;[.C111]" office:value-type="string" office:string-value="Bat5D-21">
            <text:p>Bat5D-21</text:p>
          </table:table-cell>
          <table:table-cell table:formula="of:=[.A111]&amp;&quot;-&quot;&amp;[.C111]" office:value-type="string" office:string-value="5D-21">
            <text:p>5D-21</text:p>
          </table:table-cell>
        </table:table-row>
        <table:table-row table:style-name="ro1">
          <table:table-cell office:value-type="string">
            <text:p>5D</text:p>
          </table:table-cell>
          <table:table-cell office:value-type="string">
            <text:p>N4</text:p>
          </table:table-cell>
          <table:table-cell office:value-type="float" office:value="22">
            <text:p>22</text:p>
          </table:table-cell>
          <table:table-cell table:formula="of:=&quot;Bat&quot;&amp;[.A112]&amp;&quot;-&quot;&amp;[.C112]" office:value-type="string" office:string-value="Bat5D-22">
            <text:p>Bat5D-22</text:p>
          </table:table-cell>
          <table:table-cell table:formula="of:=[.A112]&amp;&quot;-&quot;&amp;[.C112]" office:value-type="string" office:string-value="5D-22">
            <text:p>5D-22</text:p>
          </table:table-cell>
        </table:table-row>
        <table:table-row table:style-name="ro1">
          <table:table-cell office:value-type="string">
            <text:p>5D</text:p>
          </table:table-cell>
          <table:table-cell office:value-type="string">
            <text:p>N5</text:p>
          </table:table-cell>
          <table:table-cell office:value-type="float" office:value="31">
            <text:p>31</text:p>
          </table:table-cell>
          <table:table-cell table:formula="of:=&quot;Bat&quot;&amp;[.A113]&amp;&quot;-&quot;&amp;[.C113]" office:value-type="string" office:string-value="Bat5D-31">
            <text:p>Bat5D-31</text:p>
          </table:table-cell>
          <table:table-cell table:formula="of:=[.A113]&amp;&quot;-&quot;&amp;[.C113]" office:value-type="string" office:string-value="5D-31">
            <text:p>5D-31</text:p>
          </table:table-cell>
        </table:table-row>
        <table:table-row table:style-name="ro1">
          <table:table-cell office:value-type="string">
            <text:p>5D</text:p>
          </table:table-cell>
          <table:table-cell office:value-type="string">
            <text:p>N5</text:p>
          </table:table-cell>
          <table:table-cell office:value-type="float" office:value="32">
            <text:p>32</text:p>
          </table:table-cell>
          <table:table-cell table:formula="of:=&quot;Bat&quot;&amp;[.A114]&amp;&quot;-&quot;&amp;[.C114]" office:value-type="string" office:string-value="Bat5D-32">
            <text:p>Bat5D-32</text:p>
          </table:table-cell>
          <table:table-cell table:formula="of:=[.A114]&amp;&quot;-&quot;&amp;[.C114]" office:value-type="string" office:string-value="5D-32">
            <text:p>5D-32</text:p>
          </table:table-cell>
        </table:table-row>
        <table:table-row table:style-name="ro1">
          <table:table-cell office:value-type="string">
            <text:p>5D</text:p>
          </table:table-cell>
          <table:table-cell office:value-type="string">
            <text:p>N6</text:p>
          </table:table-cell>
          <table:table-cell office:value-type="float" office:value="41">
            <text:p>41</text:p>
          </table:table-cell>
          <table:table-cell table:formula="of:=&quot;Bat&quot;&amp;[.A115]&amp;&quot;-&quot;&amp;[.C115]" office:value-type="string" office:string-value="Bat5D-41">
            <text:p>Bat5D-41</text:p>
          </table:table-cell>
          <table:table-cell table:formula="of:=[.A115]&amp;&quot;-&quot;&amp;[.C115]" office:value-type="string" office:string-value="5D-41">
            <text:p>5D-41</text:p>
          </table:table-cell>
        </table:table-row>
        <table:table-row table:style-name="ro1">
          <table:table-cell office:value-type="string">
            <text:p>5D</text:p>
          </table:table-cell>
          <table:table-cell office:value-type="string">
            <text:p>N6</text:p>
          </table:table-cell>
          <table:table-cell office:value-type="float" office:value="42">
            <text:p>42</text:p>
          </table:table-cell>
          <table:table-cell table:formula="of:=&quot;Bat&quot;&amp;[.A116]&amp;&quot;-&quot;&amp;[.C116]" office:value-type="string" office:string-value="Bat5D-42">
            <text:p>Bat5D-42</text:p>
          </table:table-cell>
          <table:table-cell table:formula="of:=[.A116]&amp;&quot;-&quot;&amp;[.C116]" office:value-type="string" office:string-value="5D-42">
            <text:p>5D-42</text:p>
          </table:table-cell>
        </table:table-row>
        <table:table-row table:style-name="ro1">
          <table:table-cell office:value-type="string">
            <text:p>5E</text:p>
          </table:table-cell>
          <table:table-cell office:value-type="string">
            <text:p>N0</text:p>
          </table:table-cell>
          <table:table-cell office:value-type="string">
            <text:p>RI2 01</text:p>
          </table:table-cell>
          <table:table-cell table:formula="of:=&quot;Bat&quot;&amp;[.A117]&amp;&quot;-&quot;&amp;[.C117]" office:value-type="string" office:string-value="Bat5E-RI2 01">
            <text:p>Bat5E-RI2 01</text:p>
          </table:table-cell>
          <table:table-cell table:formula="of:=[.A117]&amp;&quot;-&quot;&amp;[.C117]" office:value-type="string" office:string-value="5E-RI2 01">
            <text:p>5E-RI2 01</text:p>
          </table:table-cell>
        </table:table-row>
        <table:table-row table:style-name="ro1">
          <table:table-cell office:value-type="string">
            <text:p>5E</text:p>
          </table:table-cell>
          <table:table-cell office:value-type="string">
            <text:p>N0</text:p>
          </table:table-cell>
          <table:table-cell office:value-type="string">
            <text:p>RI2 02</text:p>
          </table:table-cell>
          <table:table-cell table:formula="of:=&quot;Bat&quot;&amp;[.A118]&amp;&quot;-&quot;&amp;[.C118]" office:value-type="string" office:string-value="Bat5E-RI2 02">
            <text:p>Bat5E-RI2 02</text:p>
          </table:table-cell>
          <table:table-cell table:formula="of:=[.A118]&amp;&quot;-&quot;&amp;[.C118]" office:value-type="string" office:string-value="5E-RI2 02">
            <text:p>5E-RI2 02</text:p>
          </table:table-cell>
        </table:table-row>
        <table:table-row table:style-name="ro1">
          <table:table-cell office:value-type="string">
            <text:p>5E</text:p>
          </table:table-cell>
          <table:table-cell office:value-type="string">
            <text:p>N1</text:p>
          </table:table-cell>
          <table:table-cell office:value-type="string">
            <text:p>RI1 01</text:p>
          </table:table-cell>
          <table:table-cell table:formula="of:=&quot;Bat&quot;&amp;[.A119]&amp;&quot;-&quot;&amp;[.C119]" office:value-type="string" office:string-value="Bat5E-RI1 01">
            <text:p>Bat5E-RI1 01</text:p>
          </table:table-cell>
          <table:table-cell table:formula="of:=[.A119]&amp;&quot;-&quot;&amp;[.C119]" office:value-type="string" office:string-value="5E-RI1 01">
            <text:p>5E-RI1 01</text:p>
          </table:table-cell>
        </table:table-row>
        <table:table-row table:style-name="ro1">
          <table:table-cell office:value-type="string">
            <text:p>5E</text:p>
          </table:table-cell>
          <table:table-cell office:value-type="string">
            <text:p>N1</text:p>
          </table:table-cell>
          <table:table-cell office:value-type="string">
            <text:p>RI1 02</text:p>
          </table:table-cell>
          <table:table-cell table:formula="of:=&quot;Bat&quot;&amp;[.A120]&amp;&quot;-&quot;&amp;[.C120]" office:value-type="string" office:string-value="Bat5E-RI1 02">
            <text:p>Bat5E-RI1 02</text:p>
          </table:table-cell>
          <table:table-cell table:formula="of:=[.A120]&amp;&quot;-&quot;&amp;[.C120]" office:value-type="string" office:string-value="5E-RI1 02">
            <text:p>5E-RI1 02</text:p>
          </table:table-cell>
        </table:table-row>
        <table:table-row table:style-name="ro1">
          <table:table-cell office:value-type="string">
            <text:p>5E</text:p>
          </table:table-cell>
          <table:table-cell office:value-type="string">
            <text:p>N2</text:p>
          </table:table-cell>
          <table:table-cell office:value-type="string">
            <text:p>01</text:p>
          </table:table-cell>
          <table:table-cell table:formula="of:=&quot;Bat&quot;&amp;[.A121]&amp;&quot;-&quot;&amp;[.C121]" office:value-type="string" office:string-value="Bat5E-01">
            <text:p>Bat5E-01</text:p>
          </table:table-cell>
          <table:table-cell table:formula="of:=[.A121]&amp;&quot;-&quot;&amp;[.C121]" office:value-type="string" office:string-value="5E-01">
            <text:p>5E-01</text:p>
          </table:table-cell>
        </table:table-row>
        <table:table-row table:style-name="ro1">
          <table:table-cell office:value-type="string">
            <text:p>5E</text:p>
          </table:table-cell>
          <table:table-cell office:value-type="string">
            <text:p>N2</text:p>
          </table:table-cell>
          <table:table-cell office:value-type="string">
            <text:p>02</text:p>
          </table:table-cell>
          <table:table-cell table:formula="of:=&quot;Bat&quot;&amp;[.A122]&amp;&quot;-&quot;&amp;[.C122]" office:value-type="string" office:string-value="Bat5E-02">
            <text:p>Bat5E-02</text:p>
          </table:table-cell>
          <table:table-cell table:formula="of:=[.A122]&amp;&quot;-&quot;&amp;[.C122]" office:value-type="string" office:string-value="5E-02">
            <text:p>5E-02</text:p>
          </table:table-cell>
        </table:table-row>
        <table:table-row table:style-name="ro1">
          <table:table-cell office:value-type="string">
            <text:p>5E</text:p>
          </table:table-cell>
          <table:table-cell office:value-type="string">
            <text:p>N3</text:p>
          </table:table-cell>
          <table:table-cell office:value-type="float" office:value="11">
            <text:p>11</text:p>
          </table:table-cell>
          <table:table-cell table:formula="of:=&quot;Bat&quot;&amp;[.A123]&amp;&quot;-&quot;&amp;[.C123]" office:value-type="string" office:string-value="Bat5E-11">
            <text:p>Bat5E-11</text:p>
          </table:table-cell>
          <table:table-cell table:formula="of:=[.A123]&amp;&quot;-&quot;&amp;[.C123]" office:value-type="string" office:string-value="5E-11">
            <text:p>5E-11</text:p>
          </table:table-cell>
        </table:table-row>
        <table:table-row table:style-name="ro1">
          <table:table-cell office:value-type="string">
            <text:p>5E</text:p>
          </table:table-cell>
          <table:table-cell office:value-type="string">
            <text:p>N3</text:p>
          </table:table-cell>
          <table:table-cell office:value-type="float" office:value="12">
            <text:p>12</text:p>
          </table:table-cell>
          <table:table-cell table:formula="of:=&quot;Bat&quot;&amp;[.A124]&amp;&quot;-&quot;&amp;[.C124]" office:value-type="string" office:string-value="Bat5E-12">
            <text:p>Bat5E-12</text:p>
          </table:table-cell>
          <table:table-cell table:formula="of:=[.A124]&amp;&quot;-&quot;&amp;[.C124]" office:value-type="string" office:string-value="5E-12">
            <text:p>5E-12</text:p>
          </table:table-cell>
        </table:table-row>
        <table:table-row table:style-name="ro1">
          <table:table-cell office:value-type="string">
            <text:p>5E</text:p>
          </table:table-cell>
          <table:table-cell office:value-type="string">
            <text:p>N4</text:p>
          </table:table-cell>
          <table:table-cell office:value-type="float" office:value="21">
            <text:p>21</text:p>
          </table:table-cell>
          <table:table-cell table:formula="of:=&quot;Bat&quot;&amp;[.A125]&amp;&quot;-&quot;&amp;[.C125]" office:value-type="string" office:string-value="Bat5E-21">
            <text:p>Bat5E-21</text:p>
          </table:table-cell>
          <table:table-cell table:formula="of:=[.A125]&amp;&quot;-&quot;&amp;[.C125]" office:value-type="string" office:string-value="5E-21">
            <text:p>5E-21</text:p>
          </table:table-cell>
        </table:table-row>
        <table:table-row table:style-name="ro1">
          <table:table-cell office:value-type="string">
            <text:p>5E</text:p>
          </table:table-cell>
          <table:table-cell office:value-type="string">
            <text:p>N4</text:p>
          </table:table-cell>
          <table:table-cell office:value-type="float" office:value="22">
            <text:p>22</text:p>
          </table:table-cell>
          <table:table-cell table:formula="of:=&quot;Bat&quot;&amp;[.A126]&amp;&quot;-&quot;&amp;[.C126]" office:value-type="string" office:string-value="Bat5E-22">
            <text:p>Bat5E-22</text:p>
          </table:table-cell>
          <table:table-cell table:formula="of:=[.A126]&amp;&quot;-&quot;&amp;[.C126]" office:value-type="string" office:string-value="5E-22">
            <text:p>5E-22</text:p>
          </table:table-cell>
        </table:table-row>
        <table:table-row table:style-name="ro1">
          <table:table-cell office:value-type="string">
            <text:p>5E</text:p>
          </table:table-cell>
          <table:table-cell office:value-type="string">
            <text:p>N5</text:p>
          </table:table-cell>
          <table:table-cell office:value-type="float" office:value="31">
            <text:p>31</text:p>
          </table:table-cell>
          <table:table-cell table:formula="of:=&quot;Bat&quot;&amp;[.A127]&amp;&quot;-&quot;&amp;[.C127]" office:value-type="string" office:string-value="Bat5E-31">
            <text:p>Bat5E-31</text:p>
          </table:table-cell>
          <table:table-cell table:formula="of:=[.A127]&amp;&quot;-&quot;&amp;[.C127]" office:value-type="string" office:string-value="5E-31">
            <text:p>5E-31</text:p>
          </table:table-cell>
        </table:table-row>
        <table:table-row table:style-name="ro1">
          <table:table-cell office:value-type="string">
            <text:p>5E</text:p>
          </table:table-cell>
          <table:table-cell office:value-type="string">
            <text:p>N5</text:p>
          </table:table-cell>
          <table:table-cell office:value-type="float" office:value="32">
            <text:p>32</text:p>
          </table:table-cell>
          <table:table-cell table:formula="of:=&quot;Bat&quot;&amp;[.A128]&amp;&quot;-&quot;&amp;[.C128]" office:value-type="string" office:string-value="Bat5E-32">
            <text:p>Bat5E-32</text:p>
          </table:table-cell>
          <table:table-cell table:formula="of:=[.A128]&amp;&quot;-&quot;&amp;[.C128]" office:value-type="string" office:string-value="5E-32">
            <text:p>5E-32</text:p>
          </table:table-cell>
        </table:table-row>
        <table:table-row table:style-name="ro1">
          <table:table-cell office:value-type="string">
            <text:p>5E</text:p>
          </table:table-cell>
          <table:table-cell office:value-type="string">
            <text:p>N6</text:p>
          </table:table-cell>
          <table:table-cell office:value-type="float" office:value="41">
            <text:p>41</text:p>
          </table:table-cell>
          <table:table-cell table:formula="of:=&quot;Bat&quot;&amp;[.A129]&amp;&quot;-&quot;&amp;[.C129]" office:value-type="string" office:string-value="Bat5E-41">
            <text:p>Bat5E-41</text:p>
          </table:table-cell>
          <table:table-cell table:formula="of:=[.A129]&amp;&quot;-&quot;&amp;[.C129]" office:value-type="string" office:string-value="5E-41">
            <text:p>5E-41</text:p>
          </table:table-cell>
        </table:table-row>
        <table:table-row table:style-name="ro1">
          <table:table-cell office:value-type="string">
            <text:p>5E</text:p>
          </table:table-cell>
          <table:table-cell office:value-type="string">
            <text:p>N6</text:p>
          </table:table-cell>
          <table:table-cell office:value-type="float" office:value="42">
            <text:p>42</text:p>
          </table:table-cell>
          <table:table-cell table:formula="of:=&quot;Bat&quot;&amp;[.A130]&amp;&quot;-&quot;&amp;[.C130]" office:value-type="string" office:string-value="Bat5E-42">
            <text:p>Bat5E-42</text:p>
          </table:table-cell>
          <table:table-cell table:formula="of:=[.A130]&amp;&quot;-&quot;&amp;[.C130]" office:value-type="string" office:string-value="5E-42">
            <text:p>5E-42</text:p>
          </table:table-cell>
        </table:table-row>
        <table:named-expressions/>
      </table:table>
      <table:table table:name="Switch" table:style-name="ta3" table:print="false"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0"/>
        <table:table-column table:style-name="co12" table:default-cell-style-name="Default"/>
        <table:table-column table:style-name="co13" table:default-cell-style-name="Default"/>
        <table:table-column table:style-name="co4" table:number-columns-repeated="3" table:default-cell-style-name="Default"/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Item Code</text:p>
          </table:table-cell>
          <table:table-cell table:style-name="ce6" office:value-type="string">
            <text:p>Serial Number</text:p>
          </table:table-cell>
          <table:table-cell table:style-name="ce6" office:value-type="string">
            <text:p>Unique Number</text:p>
          </table:table-cell>
          <table:table-cell table:style-name="ce6" office:value-type="string">
            <text:p>MAC</text:p>
          </table:table-cell>
          <table:table-cell table:style-name="ce9" office:value-type="string">
            <text:p>Purchase date</text:p>
          </table:table-cell>
          <table:table-cell table:style-name="ce6" office:value-type="string">
            <text:p>Purchased by</text:p>
          </table:table-cell>
          <table:table-cell table:style-name="ce6" office:value-type="string">
            <text:p>Price per unit (CHF)</text:p>
          </table:table-cell>
          <table:table-cell table:style-name="ce6" office:value-type="string">
            <text:p>Owner</text:p>
          </table:table-cell>
          <table:table-cell table:style-name="ce6" office:value-type="string">
            <text:p>Location</text:p>
          </table:table-cell>
          <table:table-cell table:style-name="ce6" office:value-type="string">
            <text:p>Notes</text:p>
          </table:table-cell>
        </table:table-row>
        <table:table-row table:style-name="ro4">
          <table:table-cell office:value-type="string">
            <text:p>001</text:p>
          </table:table-cell>
          <table:table-cell table:content-validation-name="val1" office:value-type="string">
            <text:p>SW1</text:p>
          </table:table-cell>
          <table:table-cell office:value-type="string">
            <text:p>xxxxxx</text:p>
          </table:table-cell>
          <table:table-cell table:formula="of:=[.B2]&amp;&quot;-&quot;&amp;[.A2]" office:value-type="string" office:string-value="SW1-001">
            <text:p>SW1-001</text:p>
          </table:table-cell>
          <table:table-cell office:value-type="string">
            <text:p>xxxxxx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002</text:p>
          </table:table-cell>
          <table:table-cell table:content-validation-name="val1" office:value-type="string">
            <text:p>SW1</text:p>
          </table:table-cell>
          <table:table-cell/>
          <table:table-cell table:formula="of:=[.B3]&amp;&quot;-&quot;&amp;[.A3]" office:value-type="string" office:string-value="SW1-002">
            <text:p>SW1-002</text:p>
          </table:table-cell>
          <table:table-cell table:number-columns-repeated="7"/>
        </table:table-row>
        <table:table-row table:style-name="ro1">
          <table:table-cell office:value-type="string">
            <text:p>003</text:p>
          </table:table-cell>
          <table:table-cell table:content-validation-name="val1"/>
          <table:table-cell table:number-columns-repeated="9"/>
        </table:table-row>
        <table:table-row table:style-name="ro1">
          <table:table-cell office:value-type="string">
            <text:p>004</text:p>
          </table:table-cell>
          <table:table-cell table:content-validation-name="val1"/>
          <table:table-cell table:number-columns-repeated="9"/>
        </table:table-row>
        <table:table-row table:style-name="ro1">
          <table:table-cell office:value-type="string">
            <text:p>005</text:p>
          </table:table-cell>
          <table:table-cell table:content-validation-name="val1"/>
          <table:table-cell table:number-columns-repeated="9"/>
        </table:table-row>
        <table:table-row table:style-name="ro1">
          <table:table-cell office:value-type="string">
            <text:p>006</text:p>
          </table:table-cell>
          <table:table-cell table:content-validation-name="val1"/>
          <table:table-cell table:number-columns-repeated="9"/>
        </table:table-row>
        <table:table-row table:style-name="ro1">
          <table:table-cell office:value-type="string">
            <text:p>007</text:p>
          </table:table-cell>
          <table:table-cell table:content-validation-name="val1"/>
          <table:table-cell table:number-columns-repeated="9"/>
        </table:table-row>
        <table:table-row table:style-name="ro1">
          <table:table-cell office:value-type="string">
            <text:p>008</text:p>
          </table:table-cell>
          <table:table-cell table:content-validation-name="val1"/>
          <table:table-cell table:number-columns-repeated="9"/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FP" table:style-name="ta3" table:print="false"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3" table:default-cell-style-name="Default"/>
        <table:table-column table:style-name="co14" table:default-cell-style-name="Default"/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Item Code</text:p>
          </table:table-cell>
          <table:table-cell table:style-name="ce6" office:value-type="string">
            <text:p>Serial Number</text:p>
          </table:table-cell>
          <table:table-cell table:style-name="ce6" office:value-type="string">
            <text:p>Unique Number</text:p>
          </table:table-cell>
          <table:table-cell table:style-name="ce6" office:value-type="string">
            <text:p>MAC</text:p>
          </table:table-cell>
          <table:table-cell table:style-name="ce6" office:value-type="string">
            <text:p>Purchase date</text:p>
          </table:table-cell>
          <table:table-cell table:style-name="ce6" office:value-type="string">
            <text:p>Purchased by</text:p>
          </table:table-cell>
          <table:table-cell table:style-name="ce6" office:value-type="string">
            <text:p>Price per unit (CHF)</text:p>
          </table:table-cell>
          <table:table-cell table:style-name="ce6" office:value-type="string">
            <text:p>Owner</text:p>
          </table:table-cell>
          <table:table-cell table:style-name="ce6" office:value-type="string">
            <text:p>Location</text:p>
          </table:table-cell>
          <table:table-cell table:style-name="ce6" office:value-type="string">
            <text:p>Notes</text:p>
          </table:table-cell>
          <table:table-cell table:style-name="ce6" office:value-type="string">
            <text:p>Used by Apartment</text:p>
          </table:table-cell>
        </table:table-row>
        <table:table-row table:style-name="ro1">
          <table:table-cell office:value-type="string">
            <text:p>001</text:p>
          </table:table-cell>
          <table:table-cell office:value-type="string">
            <text:p>SFP1</text:p>
          </table:table-cell>
          <table:table-cell/>
          <table:table-cell table:formula="of:=[.B2]&amp;&quot;-&quot;&amp;[.A2]" office:value-type="string" office:string-value="SFP1-001">
            <text:p>SFP1-001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02</text:p>
          </table:table-cell>
          <table:table-cell office:value-type="string">
            <text:p>SFP1</text:p>
          </table:table-cell>
          <table:table-cell/>
          <table:table-cell table:formula="of:=[.B3]&amp;&quot;-&quot;&amp;[.A3]" office:value-type="string" office:string-value="SFP1-002">
            <text:p>SFP1-002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03</text:p>
          </table:table-cell>
          <table:table-cell office:value-type="string">
            <text:p>SFP1</text:p>
          </table:table-cell>
          <table:table-cell/>
          <table:table-cell table:formula="of:=[.B4]&amp;&quot;-&quot;&amp;[.A4]" office:value-type="string" office:string-value="SFP1-003">
            <text:p>SFP1-003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04</text:p>
          </table:table-cell>
          <table:table-cell office:value-type="string">
            <text:p>SFP1</text:p>
          </table:table-cell>
          <table:table-cell/>
          <table:table-cell table:formula="of:=[.B5]&amp;&quot;-&quot;&amp;[.A5]" office:value-type="string" office:string-value="SFP1-004">
            <text:p>SFP1-004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05</text:p>
          </table:table-cell>
          <table:table-cell office:value-type="string">
            <text:p>SFP1</text:p>
          </table:table-cell>
          <table:table-cell/>
          <table:table-cell table:formula="of:=[.B6]&amp;&quot;-&quot;&amp;[.A6]" office:value-type="string" office:string-value="SFP1-005">
            <text:p>SFP1-005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06</text:p>
          </table:table-cell>
          <table:table-cell office:value-type="string">
            <text:p>SFP1</text:p>
          </table:table-cell>
          <table:table-cell/>
          <table:table-cell table:formula="of:=[.B7]&amp;&quot;-&quot;&amp;[.A7]" office:value-type="string" office:string-value="SFP1-006">
            <text:p>SFP1-006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07</text:p>
          </table:table-cell>
          <table:table-cell office:value-type="string">
            <text:p>SFP1</text:p>
          </table:table-cell>
          <table:table-cell/>
          <table:table-cell table:formula="of:=[.B8]&amp;&quot;-&quot;&amp;[.A8]" office:value-type="string" office:string-value="SFP1-007">
            <text:p>SFP1-007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08</text:p>
          </table:table-cell>
          <table:table-cell office:value-type="string">
            <text:p>SFP1</text:p>
          </table:table-cell>
          <table:table-cell/>
          <table:table-cell table:formula="of:=[.B9]&amp;&quot;-&quot;&amp;[.A9]" office:value-type="string" office:string-value="SFP1-008">
            <text:p>SFP1-008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09</text:p>
          </table:table-cell>
          <table:table-cell office:value-type="string">
            <text:p>SFP1</text:p>
          </table:table-cell>
          <table:table-cell/>
          <table:table-cell table:formula="of:=[.B10]&amp;&quot;-&quot;&amp;[.A10]" office:value-type="string" office:string-value="SFP1-009">
            <text:p>SFP1-009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10</text:p>
          </table:table-cell>
          <table:table-cell office:value-type="string">
            <text:p>SFP1</text:p>
          </table:table-cell>
          <table:table-cell/>
          <table:table-cell table:formula="of:=[.B11]&amp;&quot;-&quot;&amp;[.A11]" office:value-type="string" office:string-value="SFP1-010">
            <text:p>SFP1-010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11</text:p>
          </table:table-cell>
          <table:table-cell office:value-type="string">
            <text:p>SFP1</text:p>
          </table:table-cell>
          <table:table-cell/>
          <table:table-cell table:formula="of:=[.B12]&amp;&quot;-&quot;&amp;[.A12]" office:value-type="string" office:string-value="SFP1-011">
            <text:p>SFP1-011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12</text:p>
          </table:table-cell>
          <table:table-cell office:value-type="string">
            <text:p>SFP1</text:p>
          </table:table-cell>
          <table:table-cell/>
          <table:table-cell table:formula="of:=[.B13]&amp;&quot;-&quot;&amp;[.A13]" office:value-type="string" office:string-value="SFP1-012">
            <text:p>SFP1-012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13</text:p>
          </table:table-cell>
          <table:table-cell office:value-type="string">
            <text:p>SFP1</text:p>
          </table:table-cell>
          <table:table-cell/>
          <table:table-cell table:formula="of:=[.B14]&amp;&quot;-&quot;&amp;[.A14]" office:value-type="string" office:string-value="SFP1-013">
            <text:p>SFP1-013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14</text:p>
          </table:table-cell>
          <table:table-cell office:value-type="string">
            <text:p>SFP1</text:p>
          </table:table-cell>
          <table:table-cell/>
          <table:table-cell table:formula="of:=[.B15]&amp;&quot;-&quot;&amp;[.A15]" office:value-type="string" office:string-value="SFP1-014">
            <text:p>SFP1-014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15</text:p>
          </table:table-cell>
          <table:table-cell office:value-type="string">
            <text:p>SFP1</text:p>
          </table:table-cell>
          <table:table-cell/>
          <table:table-cell table:formula="of:=[.B16]&amp;&quot;-&quot;&amp;[.A16]" office:value-type="string" office:string-value="SFP1-015">
            <text:p>SFP1-015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16</text:p>
          </table:table-cell>
          <table:table-cell office:value-type="string">
            <text:p>SFP1</text:p>
          </table:table-cell>
          <table:table-cell/>
          <table:table-cell table:formula="of:=[.B17]&amp;&quot;-&quot;&amp;[.A17]" office:value-type="string" office:string-value="SFP1-016">
            <text:p>SFP1-016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17</text:p>
          </table:table-cell>
          <table:table-cell office:value-type="string">
            <text:p>SFP1</text:p>
          </table:table-cell>
          <table:table-cell/>
          <table:table-cell table:formula="of:=[.B18]&amp;&quot;-&quot;&amp;[.A18]" office:value-type="string" office:string-value="SFP1-017">
            <text:p>SFP1-017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18</text:p>
          </table:table-cell>
          <table:table-cell office:value-type="string">
            <text:p>SFP1</text:p>
          </table:table-cell>
          <table:table-cell/>
          <table:table-cell table:formula="of:=[.B19]&amp;&quot;-&quot;&amp;[.A19]" office:value-type="string" office:string-value="SFP1-018">
            <text:p>SFP1-018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19</text:p>
          </table:table-cell>
          <table:table-cell office:value-type="string">
            <text:p>SFP1</text:p>
          </table:table-cell>
          <table:table-cell/>
          <table:table-cell table:formula="of:=[.B20]&amp;&quot;-&quot;&amp;[.A20]" office:value-type="string" office:string-value="SFP1-019">
            <text:p>SFP1-019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20</text:p>
          </table:table-cell>
          <table:table-cell office:value-type="string">
            <text:p>SFP1</text:p>
          </table:table-cell>
          <table:table-cell/>
          <table:table-cell table:formula="of:=[.B21]&amp;&quot;-&quot;&amp;[.A21]" office:value-type="string" office:string-value="SFP1-020">
            <text:p>SFP1-020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21</text:p>
          </table:table-cell>
          <table:table-cell office:value-type="string">
            <text:p>SFP1</text:p>
          </table:table-cell>
          <table:table-cell/>
          <table:table-cell table:formula="of:=[.B22]&amp;&quot;-&quot;&amp;[.A22]" office:value-type="string" office:string-value="SFP1-021">
            <text:p>SFP1-021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22</text:p>
          </table:table-cell>
          <table:table-cell office:value-type="string">
            <text:p>SFP1</text:p>
          </table:table-cell>
          <table:table-cell/>
          <table:table-cell table:formula="of:=[.B23]&amp;&quot;-&quot;&amp;[.A23]" office:value-type="string" office:string-value="SFP1-022">
            <text:p>SFP1-022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23</text:p>
          </table:table-cell>
          <table:table-cell office:value-type="string">
            <text:p>SFP1</text:p>
          </table:table-cell>
          <table:table-cell/>
          <table:table-cell table:formula="of:=[.B24]&amp;&quot;-&quot;&amp;[.A24]" office:value-type="string" office:string-value="SFP1-023">
            <text:p>SFP1-023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24</text:p>
          </table:table-cell>
          <table:table-cell office:value-type="string">
            <text:p>SFP1</text:p>
          </table:table-cell>
          <table:table-cell/>
          <table:table-cell table:formula="of:=[.B25]&amp;&quot;-&quot;&amp;[.A25]" office:value-type="string" office:string-value="SFP1-024">
            <text:p>SFP1-024</text:p>
          </table:table-cell>
          <table:table-cell table:number-columns-repeated="7"/>
          <table:table-cell table:content-validation-name="val2"/>
        </table:table-row>
        <table:table-row table:style-name="ro1" table:number-rows-repeated="234">
          <table:table-cell table:number-columns-repeated="11"/>
          <table:table-cell table:content-validation-name="val2"/>
        </table:table-row>
        <table:table-row table:style-name="ro1">
          <table:table-cell table:number-columns-repeated="11"/>
          <table:table-cell table:content-validation-name="val2"/>
        </table:table-row>
        <table:named-expressions/>
      </table:table>
      <table:table table:name="Media Converter" table:style-name="ta3" table:print="false"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3" table:default-cell-style-name="Default"/>
        <table:table-column table:style-name="co14" table:default-cell-style-name="Default"/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Item Code</text:p>
          </table:table-cell>
          <table:table-cell table:style-name="ce6" office:value-type="string">
            <text:p>Serial Number</text:p>
          </table:table-cell>
          <table:table-cell table:style-name="ce6" office:value-type="string">
            <text:p>Unique Number</text:p>
          </table:table-cell>
          <table:table-cell table:style-name="ce6" office:value-type="string">
            <text:p>MAC</text:p>
          </table:table-cell>
          <table:table-cell table:style-name="ce6" office:value-type="string">
            <text:p>Purchase date</text:p>
          </table:table-cell>
          <table:table-cell table:style-name="ce6" office:value-type="string">
            <text:p>Purchased by</text:p>
          </table:table-cell>
          <table:table-cell table:style-name="ce6" office:value-type="string">
            <text:p>Price per unit (CHF)</text:p>
          </table:table-cell>
          <table:table-cell table:style-name="ce6" office:value-type="string">
            <text:p>Owner</text:p>
          </table:table-cell>
          <table:table-cell table:style-name="ce6" office:value-type="string">
            <text:p>Location</text:p>
          </table:table-cell>
          <table:table-cell table:style-name="ce6" office:value-type="string">
            <text:p>Notes</text:p>
          </table:table-cell>
          <table:table-cell table:style-name="ce6" office:value-type="string">
            <text:p>Used by Apartment</text:p>
          </table:table-cell>
        </table:table-row>
        <table:table-row table:style-name="ro1">
          <table:table-cell office:value-type="string">
            <text:p>001</text:p>
          </table:table-cell>
          <table:table-cell table:content-validation-name="val3" office:value-type="string">
            <text:p>MC1</text:p>
          </table:table-cell>
          <table:table-cell/>
          <table:table-cell table:formula="of:=[.B2]&amp;&quot;-&quot;&amp;[.A2]" office:value-type="string" office:string-value="MC1-001">
            <text:p>MC1-001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02</text:p>
          </table:table-cell>
          <table:table-cell table:content-validation-name="val3" office:value-type="string">
            <text:p>MC1</text:p>
          </table:table-cell>
          <table:table-cell/>
          <table:table-cell table:formula="of:=[.B3]&amp;&quot;-&quot;&amp;[.A3]" office:value-type="string" office:string-value="MC1-002">
            <text:p>MC1-002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03</text:p>
          </table:table-cell>
          <table:table-cell table:content-validation-name="val3" office:value-type="string">
            <text:p>MC1</text:p>
          </table:table-cell>
          <table:table-cell/>
          <table:table-cell table:formula="of:=[.B4]&amp;&quot;-&quot;&amp;[.A4]" office:value-type="string" office:string-value="MC1-003">
            <text:p>MC1-003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04</text:p>
          </table:table-cell>
          <table:table-cell table:content-validation-name="val3" office:value-type="string">
            <text:p>MC1</text:p>
          </table:table-cell>
          <table:table-cell/>
          <table:table-cell table:formula="of:=[.B5]&amp;&quot;-&quot;&amp;[.A5]" office:value-type="string" office:string-value="MC1-004">
            <text:p>MC1-004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05</text:p>
          </table:table-cell>
          <table:table-cell table:content-validation-name="val3" office:value-type="string">
            <text:p>MC1</text:p>
          </table:table-cell>
          <table:table-cell/>
          <table:table-cell table:formula="of:=[.B6]&amp;&quot;-&quot;&amp;[.A6]" office:value-type="string" office:string-value="MC1-005">
            <text:p>MC1-005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06</text:p>
          </table:table-cell>
          <table:table-cell table:content-validation-name="val3" office:value-type="string">
            <text:p>MC1</text:p>
          </table:table-cell>
          <table:table-cell/>
          <table:table-cell table:formula="of:=[.B7]&amp;&quot;-&quot;&amp;[.A7]" office:value-type="string" office:string-value="MC1-006">
            <text:p>MC1-006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07</text:p>
          </table:table-cell>
          <table:table-cell table:content-validation-name="val3" office:value-type="string">
            <text:p>MC1</text:p>
          </table:table-cell>
          <table:table-cell/>
          <table:table-cell table:formula="of:=[.B8]&amp;&quot;-&quot;&amp;[.A8]" office:value-type="string" office:string-value="MC1-007">
            <text:p>MC1-007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08</text:p>
          </table:table-cell>
          <table:table-cell table:content-validation-name="val3" office:value-type="string">
            <text:p>MC1</text:p>
          </table:table-cell>
          <table:table-cell/>
          <table:table-cell table:formula="of:=[.B9]&amp;&quot;-&quot;&amp;[.A9]" office:value-type="string" office:string-value="MC1-008">
            <text:p>MC1-008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09</text:p>
          </table:table-cell>
          <table:table-cell table:content-validation-name="val3" office:value-type="string">
            <text:p>MC1</text:p>
          </table:table-cell>
          <table:table-cell/>
          <table:table-cell table:formula="of:=[.B10]&amp;&quot;-&quot;&amp;[.A10]" office:value-type="string" office:string-value="MC1-009">
            <text:p>MC1-009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10</text:p>
          </table:table-cell>
          <table:table-cell table:content-validation-name="val3" office:value-type="string">
            <text:p>MC1</text:p>
          </table:table-cell>
          <table:table-cell/>
          <table:table-cell table:formula="of:=[.B11]&amp;&quot;-&quot;&amp;[.A11]" office:value-type="string" office:string-value="MC1-010">
            <text:p>MC1-010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11</text:p>
          </table:table-cell>
          <table:table-cell table:content-validation-name="val3" office:value-type="string">
            <text:p>MC1</text:p>
          </table:table-cell>
          <table:table-cell/>
          <table:table-cell table:formula="of:=[.B12]&amp;&quot;-&quot;&amp;[.A12]" office:value-type="string" office:string-value="MC1-011">
            <text:p>MC1-011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12</text:p>
          </table:table-cell>
          <table:table-cell table:content-validation-name="val3" office:value-type="string">
            <text:p>MC1</text:p>
          </table:table-cell>
          <table:table-cell/>
          <table:table-cell table:formula="of:=[.B13]&amp;&quot;-&quot;&amp;[.A13]" office:value-type="string" office:string-value="MC1-012">
            <text:p>MC1-012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13</text:p>
          </table:table-cell>
          <table:table-cell table:content-validation-name="val3" office:value-type="string">
            <text:p>MC1</text:p>
          </table:table-cell>
          <table:table-cell/>
          <table:table-cell table:formula="of:=[.B14]&amp;&quot;-&quot;&amp;[.A14]" office:value-type="string" office:string-value="MC1-013">
            <text:p>MC1-013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14</text:p>
          </table:table-cell>
          <table:table-cell table:content-validation-name="val3" office:value-type="string">
            <text:p>MC1</text:p>
          </table:table-cell>
          <table:table-cell/>
          <table:table-cell table:formula="of:=[.B15]&amp;&quot;-&quot;&amp;[.A15]" office:value-type="string" office:string-value="MC1-014">
            <text:p>MC1-014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15</text:p>
          </table:table-cell>
          <table:table-cell table:content-validation-name="val3" office:value-type="string">
            <text:p>MC1</text:p>
          </table:table-cell>
          <table:table-cell/>
          <table:table-cell table:formula="of:=[.B16]&amp;&quot;-&quot;&amp;[.A16]" office:value-type="string" office:string-value="MC1-015">
            <text:p>MC1-015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16</text:p>
          </table:table-cell>
          <table:table-cell table:content-validation-name="val3" office:value-type="string">
            <text:p>MC1</text:p>
          </table:table-cell>
          <table:table-cell/>
          <table:table-cell table:formula="of:=[.B17]&amp;&quot;-&quot;&amp;[.A17]" office:value-type="string" office:string-value="MC1-016">
            <text:p>MC1-016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17</text:p>
          </table:table-cell>
          <table:table-cell table:content-validation-name="val3" office:value-type="string">
            <text:p>MC1</text:p>
          </table:table-cell>
          <table:table-cell/>
          <table:table-cell table:formula="of:=[.B18]&amp;&quot;-&quot;&amp;[.A18]" office:value-type="string" office:string-value="MC1-017">
            <text:p>MC1-017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18</text:p>
          </table:table-cell>
          <table:table-cell table:content-validation-name="val3" office:value-type="string">
            <text:p>MC1</text:p>
          </table:table-cell>
          <table:table-cell/>
          <table:table-cell table:formula="of:=[.B19]&amp;&quot;-&quot;&amp;[.A19]" office:value-type="string" office:string-value="MC1-018">
            <text:p>MC1-018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19</text:p>
          </table:table-cell>
          <table:table-cell table:content-validation-name="val3" office:value-type="string">
            <text:p>MC1</text:p>
          </table:table-cell>
          <table:table-cell/>
          <table:table-cell table:formula="of:=[.B20]&amp;&quot;-&quot;&amp;[.A20]" office:value-type="string" office:string-value="MC1-019">
            <text:p>MC1-019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20</text:p>
          </table:table-cell>
          <table:table-cell table:content-validation-name="val3" office:value-type="string">
            <text:p>MC1</text:p>
          </table:table-cell>
          <table:table-cell/>
          <table:table-cell table:formula="of:=[.B21]&amp;&quot;-&quot;&amp;[.A21]" office:value-type="string" office:string-value="MC1-020">
            <text:p>MC1-020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21</text:p>
          </table:table-cell>
          <table:table-cell table:content-validation-name="val3" office:value-type="string">
            <text:p>MC1</text:p>
          </table:table-cell>
          <table:table-cell/>
          <table:table-cell table:formula="of:=[.B22]&amp;&quot;-&quot;&amp;[.A22]" office:value-type="string" office:string-value="MC1-021">
            <text:p>MC1-021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22</text:p>
          </table:table-cell>
          <table:table-cell table:content-validation-name="val3" office:value-type="string">
            <text:p>MC1</text:p>
          </table:table-cell>
          <table:table-cell/>
          <table:table-cell table:formula="of:=[.B23]&amp;&quot;-&quot;&amp;[.A23]" office:value-type="string" office:string-value="MC1-022">
            <text:p>MC1-022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23</text:p>
          </table:table-cell>
          <table:table-cell table:content-validation-name="val3" office:value-type="string">
            <text:p>MC1</text:p>
          </table:table-cell>
          <table:table-cell/>
          <table:table-cell table:formula="of:=[.B24]&amp;&quot;-&quot;&amp;[.A24]" office:value-type="string" office:string-value="MC1-023">
            <text:p>MC1-023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24</text:p>
          </table:table-cell>
          <table:table-cell table:content-validation-name="val3" office:value-type="string">
            <text:p>MC1</text:p>
          </table:table-cell>
          <table:table-cell/>
          <table:table-cell table:formula="of:=[.B25]&amp;&quot;-&quot;&amp;[.A25]" office:value-type="string" office:string-value="MC1-024">
            <text:p>MC1-024</text:p>
          </table:table-cell>
          <table:table-cell table:number-columns-repeated="7"/>
          <table:table-cell table:content-validation-name="val2"/>
        </table:table-row>
        <table:table-row table:style-name="ro1">
          <table:table-cell office:value-type="string">
            <text:p>025</text:p>
          </table:table-cell>
          <table:table-cell table:content-validation-name="val3"/>
          <table:table-cell table:number-columns-repeated="9"/>
          <table:table-cell table:content-validation-name="val2"/>
        </table:table-row>
        <table:table-row table:style-name="ro1">
          <table:table-cell office:value-type="string">
            <text:p>026</text:p>
          </table:table-cell>
          <table:table-cell table:content-validation-name="val3"/>
          <table:table-cell table:number-columns-repeated="9"/>
          <table:table-cell table:content-validation-name="val2"/>
        </table:table-row>
        <table:table-row table:style-name="ro1">
          <table:table-cell office:value-type="string">
            <text:p>027</text:p>
          </table:table-cell>
          <table:table-cell table:content-validation-name="val3"/>
          <table:table-cell table:number-columns-repeated="9"/>
          <table:table-cell table:content-validation-name="val2"/>
        </table:table-row>
        <table:table-row table:style-name="ro1">
          <table:table-cell office:value-type="string">
            <text:p>028</text:p>
          </table:table-cell>
          <table:table-cell table:content-validation-name="val3"/>
          <table:table-cell table:number-columns-repeated="9"/>
          <table:table-cell table:content-validation-name="val2"/>
        </table:table-row>
        <table:table-row table:style-name="ro1">
          <table:table-cell office:value-type="string">
            <text:p>029</text:p>
          </table:table-cell>
          <table:table-cell table:content-validation-name="val3"/>
          <table:table-cell table:number-columns-repeated="9"/>
          <table:table-cell table:content-validation-name="val2"/>
        </table:table-row>
        <table:table-row table:style-name="ro1">
          <table:table-cell office:value-type="string">
            <text:p>030</text:p>
          </table:table-cell>
          <table:table-cell table:content-validation-name="val3"/>
          <table:table-cell table:number-columns-repeated="9"/>
          <table:table-cell table:content-validation-name="val2"/>
        </table:table-row>
        <table:table-row table:style-name="ro1">
          <table:table-cell office:value-type="string">
            <text:p>031</text:p>
          </table:table-cell>
          <table:table-cell table:content-validation-name="val3"/>
          <table:table-cell table:number-columns-repeated="9"/>
          <table:table-cell table:content-validation-name="val2"/>
        </table:table-row>
        <table:table-row table:style-name="ro1">
          <table:table-cell office:value-type="string">
            <text:p>032</text:p>
          </table:table-cell>
          <table:table-cell table:content-validation-name="val3"/>
          <table:table-cell table:number-columns-repeated="9"/>
          <table:table-cell table:content-validation-name="val2"/>
        </table:table-row>
        <table:table-row table:style-name="ro1">
          <table:table-cell office:value-type="string">
            <text:p>033</text:p>
          </table:table-cell>
          <table:table-cell table:content-validation-name="val3"/>
          <table:table-cell table:number-columns-repeated="9"/>
          <table:table-cell table:content-validation-name="val2"/>
        </table:table-row>
        <table:table-row table:style-name="ro1">
          <table:table-cell office:value-type="string">
            <text:p>034</text:p>
          </table:table-cell>
          <table:table-cell table:content-validation-name="val3"/>
          <table:table-cell table:number-columns-repeated="9"/>
          <table:table-cell table:content-validation-name="val2"/>
        </table:table-row>
        <table:table-row table:style-name="ro1">
          <table:table-cell office:value-type="string">
            <text:p>035</text:p>
          </table:table-cell>
          <table:table-cell table:content-validation-name="val3"/>
          <table:table-cell table:number-columns-repeated="9"/>
          <table:table-cell table:content-validation-name="val2"/>
        </table:table-row>
        <table:table-row table:style-name="ro1">
          <table:table-cell office:value-type="string">
            <text:p>036</text:p>
          </table:table-cell>
          <table:table-cell table:content-validation-name="val3"/>
          <table:table-cell table:number-columns-repeated="9"/>
          <table:table-cell table:content-validation-name="val2"/>
        </table:table-row>
        <table:table-row table:style-name="ro1">
          <table:table-cell office:value-type="string">
            <text:p>037</text:p>
          </table:table-cell>
          <table:table-cell table:content-validation-name="val3"/>
          <table:table-cell table:number-columns-repeated="9"/>
          <table:table-cell table:content-validation-name="val2"/>
        </table:table-row>
        <table:table-row table:style-name="ro1">
          <table:table-cell office:value-type="string">
            <text:p>038</text:p>
          </table:table-cell>
          <table:table-cell table:content-validation-name="val3"/>
          <table:table-cell table:number-columns-repeated="9"/>
          <table:table-cell table:content-validation-name="val2"/>
        </table:table-row>
        <table:table-row table:style-name="ro1">
          <table:table-cell office:value-type="string">
            <text:p>039</text:p>
          </table:table-cell>
          <table:table-cell table:content-validation-name="val3"/>
          <table:table-cell table:number-columns-repeated="9"/>
          <table:table-cell table:content-validation-name="val2"/>
        </table:table-row>
        <table:table-row table:style-name="ro1">
          <table:table-cell office:value-type="string">
            <text:p>040</text:p>
          </table:table-cell>
          <table:table-cell table:content-validation-name="val3"/>
          <table:table-cell table:number-columns-repeated="9"/>
          <table:table-cell table:content-validation-name="val2"/>
        </table:table-row>
        <table:table-row table:style-name="ro1">
          <table:table-cell office:value-type="string">
            <text:p>041</text:p>
          </table:table-cell>
          <table:table-cell table:content-validation-name="val3"/>
          <table:table-cell table:number-columns-repeated="9"/>
          <table:table-cell table:content-validation-name="val2"/>
        </table:table-row>
        <table:table-row table:style-name="ro1">
          <table:table-cell office:value-type="string">
            <text:p>042</text:p>
          </table:table-cell>
          <table:table-cell table:content-validation-name="val3"/>
          <table:table-cell table:number-columns-repeated="9"/>
          <table:table-cell table:content-validation-name="val2"/>
        </table:table-row>
        <table:table-row table:style-name="ro1">
          <table:table-cell office:value-type="string">
            <text:p>043</text:p>
          </table:table-cell>
          <table:table-cell table:content-validation-name="val3"/>
          <table:table-cell table:number-columns-repeated="9"/>
          <table:table-cell table:content-validation-name="val2"/>
        </table:table-row>
        <table:table-row table:style-name="ro1">
          <table:table-cell office:value-type="string">
            <text:p>044</text:p>
          </table:table-cell>
          <table:table-cell table:content-validation-name="val3"/>
          <table:table-cell table:number-columns-repeated="9"/>
          <table:table-cell table:content-validation-name="val2"/>
        </table:table-row>
        <table:table-row table:style-name="ro1">
          <table:table-cell office:value-type="string">
            <text:p>045</text:p>
          </table:table-cell>
          <table:table-cell table:content-validation-name="val3"/>
          <table:table-cell table:number-columns-repeated="9"/>
          <table:table-cell table:content-validation-name="val2"/>
        </table:table-row>
        <table:table-row table:style-name="ro1">
          <table:table-cell office:value-type="string">
            <text:p>046</text:p>
          </table:table-cell>
          <table:table-cell table:content-validation-name="val3"/>
          <table:table-cell table:number-columns-repeated="9"/>
          <table:table-cell table:content-validation-name="val2"/>
        </table:table-row>
        <table:table-row table:style-name="ro1">
          <table:table-cell office:value-type="string">
            <text:p>047</text:p>
          </table:table-cell>
          <table:table-cell table:content-validation-name="val3"/>
          <table:table-cell table:number-columns-repeated="9"/>
          <table:table-cell table:content-validation-name="val2"/>
        </table:table-row>
        <table:table-row table:style-name="ro1">
          <table:table-cell office:value-type="string">
            <text:p>048</text:p>
          </table:table-cell>
          <table:table-cell table:content-validation-name="val3"/>
          <table:table-cell table:number-columns-repeated="9"/>
          <table:table-cell table:content-validation-name="val2"/>
        </table:table-row>
        <table:table-row table:style-name="ro1">
          <table:table-cell office:value-type="string">
            <text:p>049</text:p>
          </table:table-cell>
          <table:table-cell table:content-validation-name="val3"/>
          <table:table-cell table:number-columns-repeated="9"/>
          <table:table-cell table:content-validation-name="val2"/>
        </table:table-row>
        <table:table-row table:style-name="ro1">
          <table:table-cell office:value-type="string">
            <text:p>050</text:p>
          </table:table-cell>
          <table:table-cell table:content-validation-name="val3"/>
          <table:table-cell table:number-columns-repeated="9"/>
          <table:table-cell table:content-validation-name="val2"/>
        </table:table-row>
        <table:table-row table:style-name="ro1">
          <table:table-cell office:value-type="string">
            <text:p>051</text:p>
          </table:table-cell>
          <table:table-cell table:content-validation-name="val3"/>
          <table:table-cell table:number-columns-repeated="9"/>
          <table:table-cell table:content-validation-name="val2"/>
        </table:table-row>
        <table:table-row table:style-name="ro1">
          <table:table-cell office:value-type="string">
            <text:p>052</text:p>
          </table:table-cell>
          <table:table-cell table:content-validation-name="val3"/>
          <table:table-cell table:number-columns-repeated="9"/>
          <table:table-cell table:content-validation-name="val2"/>
        </table:table-row>
        <table:table-row table:style-name="ro1">
          <table:table-cell office:value-type="string">
            <text:p>053</text:p>
          </table:table-cell>
          <table:table-cell table:content-validation-name="val3"/>
          <table:table-cell table:number-columns-repeated="9"/>
          <table:table-cell table:content-validation-name="val2"/>
        </table:table-row>
        <table:table-row table:style-name="ro1">
          <table:table-cell office:value-type="string">
            <text:p>054</text:p>
          </table:table-cell>
          <table:table-cell table:content-validation-name="val3"/>
          <table:table-cell table:number-columns-repeated="9"/>
          <table:table-cell table:content-validation-name="val2"/>
        </table:table-row>
        <table:table-row table:style-name="ro1">
          <table:table-cell office:value-type="string">
            <text:p>055</text:p>
          </table:table-cell>
          <table:table-cell table:content-validation-name="val3"/>
          <table:table-cell table:number-columns-repeated="9"/>
          <table:table-cell table:content-validation-name="val2"/>
        </table:table-row>
        <table:table-row table:style-name="ro1">
          <table:table-cell office:value-type="string">
            <text:p>056</text:p>
          </table:table-cell>
          <table:table-cell table:content-validation-name="val3"/>
          <table:table-cell table:number-columns-repeated="9"/>
          <table:table-cell table:content-validation-name="val2"/>
        </table:table-row>
        <table:table-row table:style-name="ro1">
          <table:table-cell office:value-type="string">
            <text:p>057</text:p>
          </table:table-cell>
          <table:table-cell table:content-validation-name="val3"/>
          <table:table-cell table:number-columns-repeated="9"/>
          <table:table-cell table:content-validation-name="val2"/>
        </table:table-row>
        <table:table-row table:style-name="ro1">
          <table:table-cell office:value-type="string">
            <text:p>058</text:p>
          </table:table-cell>
          <table:table-cell table:content-validation-name="val3"/>
          <table:table-cell table:number-columns-repeated="9"/>
          <table:table-cell table:content-validation-name="val2"/>
        </table:table-row>
        <table:table-row table:style-name="ro1">
          <table:table-cell office:value-type="string">
            <text:p>059</text:p>
          </table:table-cell>
          <table:table-cell table:content-validation-name="val3"/>
          <table:table-cell table:number-columns-repeated="9"/>
          <table:table-cell table:content-validation-name="val2"/>
        </table:table-row>
        <table:table-row table:style-name="ro1" table:number-rows-repeated="199">
          <table:table-cell table:number-columns-repeated="11"/>
          <table:table-cell table:content-validation-name="val2"/>
        </table:table-row>
        <table:table-row table:style-name="ro1">
          <table:table-cell table:number-columns-repeated="11"/>
          <table:table-cell table:content-validation-name="val2"/>
        </table:table-row>
        <table:named-expressions/>
      </table:table>
      <table:table table:name="Modem" table:style-name="ta3" table:print="false"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0"/>
        <table:table-column table:style-name="co12" table:default-cell-style-name="Default"/>
        <table:table-column table:style-name="co13" table:default-cell-style-name="Default"/>
        <table:table-column table:style-name="co4" table:number-columns-repeated="3" table:default-cell-style-name="Default"/>
        <table:table-row table:style-name="ro1">
          <table:table-cell table:style-name="ce6" office:value-type="string">
            <text:p>#</text:p>
          </table:table-cell>
          <table:table-cell table:style-name="ce6" office:value-type="string">
            <text:p>Item Code</text:p>
          </table:table-cell>
          <table:table-cell table:style-name="ce6" office:value-type="string">
            <text:p>Serial Number</text:p>
          </table:table-cell>
          <table:table-cell table:style-name="ce6" office:value-type="string">
            <text:p>Unique Number</text:p>
          </table:table-cell>
          <table:table-cell table:style-name="ce6" office:value-type="string">
            <text:p>MAC</text:p>
          </table:table-cell>
          <table:table-cell table:style-name="ce9" office:value-type="string">
            <text:p>Purchase date</text:p>
          </table:table-cell>
          <table:table-cell table:style-name="ce6" office:value-type="string">
            <text:p>Purchased by</text:p>
          </table:table-cell>
          <table:table-cell table:style-name="ce6" office:value-type="string">
            <text:p>Price per unit (CHF)</text:p>
          </table:table-cell>
          <table:table-cell table:style-name="ce6" office:value-type="string">
            <text:p>Owner</text:p>
          </table:table-cell>
          <table:table-cell table:style-name="ce6" office:value-type="string">
            <text:p>Location</text:p>
          </table:table-cell>
          <table:table-cell table:style-name="ce6" office:value-type="string">
            <text:p>Notes</text:p>
          </table:table-cell>
        </table:table-row>
        <table:table-row table:style-name="ro4">
          <table:table-cell office:value-type="string">
            <text:p>001</text:p>
          </table:table-cell>
          <table:table-cell table:content-validation-name="val4" office:value-type="string">
            <text:p>M1</text:p>
          </table:table-cell>
          <table:table-cell office:value-type="string">
            <text:p>xxxxxx</text:p>
          </table:table-cell>
          <table:table-cell table:formula="of:=[.B2]&amp;&quot;-&quot;&amp;[.A2]" office:value-type="string" office:string-value="M1-001">
            <text:p>M1-001</text:p>
          </table:table-cell>
          <table:table-cell office:value-type="string">
            <text:p>xxxxxx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002</text:p>
          </table:table-cell>
          <table:table-cell table:content-validation-name="val4" office:value-type="string">
            <text:p>M1</text:p>
          </table:table-cell>
          <table:table-cell/>
          <table:table-cell table:formula="of:=[.B3]&amp;&quot;-&quot;&amp;[.A3]" office:value-type="string" office:string-value="M1-002">
            <text:p>M1-002</text:p>
          </table:table-cell>
          <table:table-cell table:number-columns-repeated="7"/>
        </table:table-row>
        <table:table-row table:style-name="ro1">
          <table:table-cell office:value-type="string">
            <text:p>003</text:p>
          </table:table-cell>
          <table:table-cell table:content-validation-name="val4"/>
          <table:table-cell table:number-columns-repeated="9"/>
        </table:table-row>
        <table:table-row table:style-name="ro1" table:number-rows-repeated="5">
          <table:table-cell/>
          <table:table-cell table:content-validation-name="val4"/>
          <table:table-cell table:number-columns-repeated="9"/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_modems" table:base-cell-address="$'Item List'.$A$1" table:expression=""/>
      </table:named-expressions>
      <table:database-ranges>
        <table:database-range table:name="__Anonymous_Sheet_DB__1" table:target-range-address="Switch.B1:Switch.I1" table:display-filter-buttons="true"/>
        <table:database-range table:name="__Anonymous_Sheet_DB__2" table:target-range-address="Switch.J1:Switch.K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0" number:min-integer-digits="1" number:grouping="true"/>
      <number:text> months</number:text>
    </number:number-style>
    <number:number-style style:name="N145P0" style:volatile="true">
      <number:number number:decimal-places="0" number:min-integer-digits="1" number:grouping="true"/>
      <number:text> CHF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CHF</number:text>
      <style:map style:condition="value()&gt;=0" style:apply-style-name="N145P0"/>
    </number:number-style>
    <number:percentage-style style:name="N148P0" style:volatile="true">
      <number:text>+</number:text>
      <number:number number:decimal-places="0" number:min-integer-digits="1"/>
      <number:text>%</number:text>
    </number:percentage-style>
    <number:percentage-style style:name="N148P1" style:volatile="true">
      <style:text-properties fo:color="#ff0000"/>
      <number:text>-</number:text>
      <number:number number:decimal-places="0" number:min-integer-digits="1"/>
      <number:text>%</number:text>
    </number:percentage-style>
    <number:percentage-style style:name="N148">
      <number:text>    </number:text>
      <number:number number:decimal-places="0" number:min-integer-digits="1"/>
      <number:text>%</number:text>
      <style:map style:condition="value()&gt;0" style:apply-style-name="N148P0"/>
      <style:map style:condition="value()&lt;0" style:apply-style-name="N148P1"/>
    </number:percentage-style>
    <number:number-style style:name="N149">
      <number:number number:decimal-places="1" number:min-integer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333333"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.7874in" fo:margin-right="0.7874in" style:first-page-number="continue" style:scale-to="100%"/>
      <style:header-style>
        <style:header-footer-properties fo:margin-left="0in" fo:margin-right="0in" fo:margin-bottom="0.8862in"/>
      </style:header-style>
      <style:footer-style>
        <style:header-footer-properties fo:margin-left="0in" fo:margin-right="0in" fo:margin-top="0.8862in"/>
      </style:footer-style>
    </style:page-layout>
    <style:style style:name="MT1" style:family="text">
      <style:text-properties fo:color="#333333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3">10/03/2021</text:date>, <text:time>17:0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all_20_estimation_28_by_20_building_29_" style:display-name="PageStyle_overall estimation(by building)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overall_20_estimation_28_by_20_building_29__20_1" style:display-name="PageStyle_overall estimation(by building)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overall_20_estimation_28_by_20_building_29__20_2" style:display-name="PageStyle_overall estimation(by building)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overall_20_estimation_28_by_20_building_29__20_3" style:display-name="PageStyle_overall estimation(by building)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overall_20_estimation_28_by_20_building_29__20_4" style:display-name="PageStyle_overall estimation(by building)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Tomazinas</meta:initial-creator>
    <meta:creation-date>2021-10-01T23:33:59.47</meta:creation-date>
    <dc:date>2021-10-03T17:02:45.97</dc:date>
    <dc:creator>Tomas Tomazinas</dc:creator>
    <meta:editing-duration>PT4H19M53S</meta:editing-duration>
    <meta:editing-cycles>19</meta:editing-cycles>
    <meta:generator>OpenOffice/4.1.10$Win32 OpenOffice.org_project/4110m2$Build-9807</meta:generator>
    <meta:document-statistic meta:table-count="6" meta:cell-count="928" meta:object-count="0"/>
  </office:meta>
</office:document-meta>
</file>